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family-generic="swiss" style:font-pitch="fixed"/>
    <style:font-face style:name="Liberation Sans4" svg:font-family="'Liberation Sans'" style:font-family-generic="swiss" style:font-pitch="fixed"/>
    <style:font-face style:name="Liberation Sans2" svg:font-family="'Liberation Sans'" style:font-pitch="variable"/>
    <style:font-face style:name="URW Chancery L" svg:font-family="'URW Chancery L'" style:font-pitch="variable"/>
    <style:font-face style:name="FreeMono" svg:font-family="Free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134cm" fo:min-width="5.624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4.155cm"/>
    </style:style>
    <style:style style:name="gr3" style:family="graphic">
      <style:graphic-properties style:protect="size"/>
    </style:style>
    <style:style style:name="gr4" style:family="graphic" style:parent-style-name="standard">
      <style:graphic-properties draw:fill-color="#ffff66" draw:textarea-horizontal-align="justify" draw:textarea-vertical-align="middle" draw:auto-grow-height="false" fo:min-height="5.832cm" fo:min-width="5.864cm"/>
    </style:style>
    <style:style style:name="gr5" style:family="graphic" style:parent-style-name="standard">
      <style:graphic-properties draw:fill-color="#99ff66" draw:textarea-horizontal-align="justify" draw:textarea-vertical-align="middle" draw:auto-grow-height="false" fo:min-height="5.974cm" fo:min-width="6.43cm"/>
    </style:style>
    <style:style style:name="gr6" style:family="graphic" style:parent-style-name="standard">
      <style:graphic-properties draw:fill-color="#dddddd" draw:textarea-horizontal-align="justify" draw:textarea-vertical-align="middle" draw:auto-grow-height="false" fo:min-height="1.35cm" fo:min-width="3.9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801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3.579cm"/>
    </style:style>
    <style:style style:name="gr12" style:family="graphic" style:parent-style-name="standard">
      <style:graphic-properties draw:stroke="none" svg:stroke-color="#000000" draw:fill="none" draw:fill-color="#ffffff" draw:textarea-horizontal-align="left" draw:auto-grow-height="true" draw:auto-grow-width="true" fo:min-height="0.556cm" fo:min-width="3.169cm"/>
    </style:style>
    <style:style style:name="gr13" style:family="graphic" style:parent-style-name="standard">
      <style:graphic-properties draw:fill-color="#cfe7f5" draw:textarea-horizontal-align="justify" draw:textarea-vertical-align="middle" draw:auto-grow-height="false" fo:min-height="2.046cm" fo:min-width="2.901cm"/>
    </style:style>
    <style:style style:name="gr14" style:family="graphic" style:parent-style-name="objectwithoutfill">
      <style:graphic-properties svg:stroke-width="0.212cm" svg:stroke-color="#ff0000" draw:marker-start-width="0.518cm" draw:marker-end-width="0.518cm" draw:fill="none" draw:textarea-vertical-align="middle" fo:padding-top="0.231cm" fo:padding-bottom="0.231cm" fo:padding-left="0.356cm" fo:padding-right="0.356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none" fo:min-height="10.162cm"/>
    </style:style>
    <style:style style:name="pr1" style:family="presentation" style:parent-style-name="Обычный-subtitle">
      <style:graphic-properties draw:fill-color="#ffffff" fo:min-height="16.255cm"/>
    </style:style>
    <style:style style:name="pr2" style:family="presentation" style:parent-style-name="Обычный-notes">
      <style:graphic-properties draw:fill-color="#ffffff" fo:min-height="13.364cm"/>
    </style:style>
    <style:style style:name="pr3" style:family="presentation" style:parent-style-name="Обычный-title">
      <style:graphic-properties fo:min-height="3.506cm"/>
    </style:style>
    <style:style style:name="pr4" style:family="presentation" style:parent-style-name="Обычный-subtitle">
      <style:graphic-properties draw:fill-color="#ffffff" fo:min-height="11.493cm"/>
    </style:style>
    <style:style style:name="pr5" style:family="presentation" style:parent-style-name="Обычный-outline1">
      <style:graphic-properties fo:min-height="11.929cm"/>
    </style:style>
    <style:style style:name="pr6" style:family="presentation" style:parent-style-name="Обычный-title">
      <style:graphic-properties draw:auto-grow-height="true" fo:min-height="3.506cm"/>
    </style:style>
    <style:style style:name="pr7" style:family="presentation" style:parent-style-name="Обычный-subtitle">
      <style:graphic-properties draw:fill-color="#ffffff" fo:min-height="13.021cm"/>
    </style:style>
    <style:style style:name="P1" style:family="paragraph">
      <loext:graphic-properties draw:fill-color="#ffffff"/>
      <style:text-properties style:font-name="Liberation Sans1"/>
    </style:style>
    <style:style style:name="P2" style:family="paragraph">
      <style:paragraph-properties fo:text-align="end"/>
    </style:style>
    <style:style style:name="P3" style:family="paragraph">
      <loext:graphic-properties draw:fill="none" draw:fill-color="#ffffff"/>
      <style:paragraph-properties fo:text-align="end"/>
    </style:style>
    <style:style style:name="P4" style:family="paragraph">
      <loext:graphic-properties draw:fill="none" draw:fill-color="#ffffff"/>
    </style:style>
    <style:style style:name="P5" style:family="paragraph">
      <loext:graphic-properties draw:fill-color="#ffffff"/>
    </style:style>
    <style:style style:name="P6" style:family="paragraph">
      <style:paragraph-properties fo:text-align="justify"/>
    </style:style>
    <style:style style:name="P7" style:family="paragraph">
      <loext:graphic-properties draw:fill-color="#ffffff"/>
      <style:paragraph-properties fo:text-align="justify"/>
      <style:text-properties style:font-name="URW Chancery L" fo:font-style="normal" style:font-style-asian="normal" style:font-style-complex="normal"/>
    </style:style>
    <style:style style:name="P8" style:family="paragraph">
      <style:paragraph-properties fo:text-align="start"/>
    </style:style>
    <style:style style:name="P9" style:family="paragraph">
      <loext:graphic-properties draw:fill-color="#ffffff"/>
      <style:paragraph-properties fo:text-align="start"/>
      <style:text-properties fo:font-size="22pt" style:font-size-asian="22pt" style:font-size-complex="22pt"/>
    </style:style>
    <style:style style:name="P10" style:family="paragraph">
      <style:text-properties fo:font-size="36pt" style:font-size-asian="36pt" style:font-size-complex="36pt"/>
    </style:style>
    <style:style style:name="P11" style:family="paragraph">
      <style:text-properties fo:font-size="26pt" style:font-size-asian="26pt" style:font-size-complex="26pt"/>
    </style:style>
    <style:style style:name="P12" style:family="paragraph">
      <loext:graphic-properties draw:fill-color="#ffff66"/>
      <style:paragraph-properties fo:text-align="center"/>
    </style:style>
    <style:style style:name="P13" style:family="paragraph">
      <loext:graphic-properties draw:fill-color="#99ff66"/>
      <style:paragraph-properties fo:text-align="center"/>
    </style:style>
    <style:style style:name="P14" style:family="paragraph">
      <style:paragraph-properties fo:text-align="center"/>
    </style:style>
    <style:style style:name="P15" style:family="paragraph">
      <loext:graphic-properties draw:fill-color="#dddddd"/>
      <style:paragraph-properties fo:text-align="center"/>
    </style:style>
    <style:style style:name="P16" style:family="paragraph">
      <loext:graphic-properties draw:fill="none"/>
      <style:paragraph-properties fo:text-align="center"/>
    </style:style>
    <style:style style:name="P17" style:family="paragraph">
      <loext:graphic-properties draw:fill="none" draw:fill-color="#ffffff"/>
      <style:text-properties fo:font-size="14pt" style:font-size-asian="14pt" style:font-size-complex="14pt"/>
    </style:style>
    <style:style style:name="P18" style:family="paragraph">
      <loext:graphic-properties draw:fill-color="#dddddd"/>
      <style:paragraph-properties fo:text-align="center"/>
      <style:text-properties fo:font-size="18pt"/>
    </style:style>
    <style:style style:name="P19" style:family="paragraph">
      <loext:graphic-properties draw:fill="none" draw:fill-color="#ffffff"/>
      <style:text-properties fo:font-size="18pt"/>
    </style:style>
    <style:style style:name="P20" style:family="paragraph">
      <loext:graphic-properties draw:fill-color="#cfe7f5"/>
      <style:paragraph-properties fo:text-align="start"/>
      <style:text-properties fo:font-size="14pt" style:font-size-asian="14pt" style:font-size-complex="14pt"/>
    </style:style>
    <style:style style:name="P21" style:family="paragraph">
      <loext:graphic-properties draw:fill-color="#ffffff"/>
      <style:text-properties fo:font-size="20pt"/>
    </style:style>
    <style:style style:name="P22" style:family="paragraph">
      <style:text-properties style:font-name="FreeMono1" fo:font-size="24pt" style:font-size-asian="24pt" style:font-size-complex="24pt"/>
    </style:style>
    <style:style style:name="P23" style:family="paragraph">
      <style:text-properties fo:font-size="24pt" style:font-size-asian="24pt" style:font-size-complex="24pt"/>
    </style:style>
    <style:style style:name="P24" style:family="paragraph">
      <style:text-properties style:font-name="FreeMono1" fo:font-size="20pt" style:font-size-asian="20pt" style:font-size-complex="20pt"/>
    </style:style>
    <style:style style:name="P25" style:family="paragraph">
      <style:text-properties style:font-name="FreeMono1" fo:font-size="16pt" style:font-size-asian="16pt" style:font-size-complex="16pt"/>
    </style:style>
    <style:style style:name="P26" style:family="paragraph">
      <style:paragraph-properties fo:margin-left="0cm" fo:margin-right="0cm" fo:text-indent="0cm"/>
    </style:style>
    <style:style style:name="P27" style:family="paragraph">
      <style:text-properties fo:font-size="13pt" style:font-size-asian="13pt" style:font-size-complex="13pt"/>
    </style:style>
    <style:style style:name="P28" style:family="paragraph">
      <loext:graphic-properties draw:fill="none" draw:fill-color="#ffffff"/>
      <style:text-properties fo:font-size="13pt" style:font-size-asian="13pt" style:font-size-complex="13pt"/>
    </style:style>
    <style:style style:name="P29" style:family="paragraph">
      <style:text-properties style:font-name="FreeMono1"/>
    </style:style>
    <style:style style:name="P30" style:family="paragraph">
      <loext:graphic-properties draw:fill="none"/>
      <style:text-properties style:font-name="FreeMono1"/>
    </style:style>
    <style:style style:name="P31" style:family="paragraph">
      <style:text-properties style:font-name="FreeMono1" fo:font-size="14pt" style:font-size-asian="14pt" style:font-size-complex="14pt"/>
    </style:style>
    <style:style style:name="T1" style:family="text">
      <style:text-properties style:font-name="Liberation Sans1"/>
    </style:style>
    <style:style style:name="T2" style:family="text">
      <style:text-properties style:text-line-through-style="none" style:text-line-through-type="none"/>
    </style:style>
    <style:style style:name="T3" style:family="text">
      <style:text-properties style:text-line-through-style="solid" style:text-line-through-type="single"/>
    </style:style>
    <style:style style:name="T4" style:family="text">
      <style:text-properties style:font-name="URW Chancery L" fo:font-style="normal" style:font-style-asian="normal" style:font-style-complex="normal"/>
    </style:style>
    <style:style style:name="T5" style:family="text">
      <style:text-properties fo:font-size="22pt" style:font-size-asian="22pt" style:font-size-complex="22pt"/>
    </style:style>
    <style:style style:name="T6" style:family="text">
      <style:text-properties fo:font-size="22pt" fo:font-style="italic" style:font-size-asian="22pt" style:font-style-asian="italic" style:font-size-complex="22pt" style:font-style-complex="italic"/>
    </style:style>
    <style:style style:name="T7" style:family="text">
      <style:text-properties fo:font-size="24pt" style:font-size-asian="24pt" style:font-size-complex="24pt"/>
    </style:style>
    <style:style style:name="T8" style:family="text">
      <style:text-properties fo:font-size="24pt" fo:font-style="italic" style:font-size-asian="24pt" style:font-style-asian="italic" style:font-size-complex="24pt" style:font-style-complex="italic"/>
    </style:style>
    <style:style style:name="T9" style:family="text">
      <style:text-properties fo:font-size="26pt" style:font-size-asian="26pt" style:font-size-complex="26pt"/>
    </style:style>
    <style:style style:name="T10" style:family="text">
      <style:text-properties fo:font-weight="bold" style:font-weight-asian="bold" style:font-weight-complex="bold"/>
    </style:style>
    <style:style style:name="T11" style:family="text">
      <style:text-properties fo:font-size="14pt" style:font-size-asian="14pt" style:font-size-complex="14pt"/>
    </style:style>
    <style:style style:name="T12" style:family="text">
      <style:text-properties fo:font-size="18pt"/>
    </style:style>
    <style:style style:name="T13" style:family="text">
      <style:text-properties style:font-name="FreeMono1" fo:font-size="24pt" style:font-size-asian="24pt" style:font-size-complex="24pt"/>
    </style:style>
    <style:style style:name="T14" style:family="text">
      <style:text-properties style:font-name="FreeMono1" fo:font-size="20pt" style:font-size-asian="20pt" style:font-size-complex="20pt"/>
    </style:style>
    <style:style style:name="T15" style:family="text">
      <style:text-properties fo:color="#ff3333"/>
    </style:style>
    <style:style style:name="T16" style:family="text">
      <style:text-properties style:text-line-through-style="solid" style:text-line-through-type="single" style:font-name="FreeMono1" fo:font-size="24pt" style:font-size-asian="24pt" style:font-size-complex="24pt"/>
    </style:style>
    <style:style style:name="T17" style:family="text">
      <style:text-properties style:text-line-through-style="none" style:text-line-through-type="none" style:font-name="FreeMono1" fo:font-size="24pt" style:font-size-asian="24pt" style:font-size-complex="24pt"/>
    </style:style>
    <style:style style:name="T18" style:family="text">
      <style:text-properties style:text-line-through-style="none" style:text-line-through-type="none" style:font-name="Liberation Sans1" fo:font-size="24pt" style:font-size-asian="24pt" style:font-size-complex="24pt"/>
    </style:style>
    <style:style style:name="T19" style:family="text">
      <style:text-properties fo:color="#ff3333" style:font-name="FreeMono1" fo:font-size="20pt" fo:font-weight="bold" style:font-size-asian="20pt" style:font-weight-asian="bold" style:font-size-complex="20pt" style:font-weight-complex="bold"/>
    </style:style>
    <style:style style:name="T20" style:family="text">
      <style:text-properties style:font-name="Liberation Sans1" fo:font-size="26pt" style:font-size-asian="26pt" style:font-size-complex="26pt"/>
    </style:style>
    <style:style style:name="T21" style:family="text">
      <style:text-properties style:font-name="FreeMono1" fo:font-size="16pt" style:font-size-asian="16pt" style:font-size-complex="16pt"/>
    </style:style>
    <style:style style:name="T22" style:family="text">
      <style:text-properties style:font-name="Liberation Sans1" fo:font-size="32pt" style:font-size-asian="32pt" style:font-size-complex="32pt"/>
    </style:style>
    <style:style style:name="T23" style:family="text">
      <style:text-properties fo:font-size="13pt" style:font-size-asian="13pt" style:font-size-complex="13pt"/>
    </style:style>
    <style:style style:name="T24" style:family="text">
      <style:text-properties style:font-name="FreeMono1"/>
    </style:style>
    <style:style style:name="T25" style:family="text">
      <style:text-properties style:font-name="FreeMono1" fo:font-size="20pt" fo:font-weight="bold" style:font-size-asian="20pt" style:font-weight-asian="bold" style:font-size-complex="20pt" style:font-weight-complex="bold"/>
    </style:style>
    <style:style style:name="T26" style:family="text">
      <style:text-properties style:font-name="Liberation Sans1" fo:font-size="20pt" style:font-size-asian="20pt" style:font-size-complex="20pt"/>
    </style:style>
    <style:style style:name="T27" style:family="text">
      <style:text-properties style:font-name="FreeMono1" fo:font-size="14pt" style:font-size-asian="14pt" style:font-size-complex="14pt"/>
    </style:style>
    <style:style style:name="T28" style:family="text">
      <style:text-properties fo:color="#ff3333" style:font-name="FreeMono1"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32">
        <draw:frame presentation:style-name="pr1" draw:text-style-name="P1" draw:layer="layout" svg:width="25.199cm" svg:height="16.255cm" svg:x="1.4cm" svg:y="0.837cm" presentation:class="subtitle">
          <draw:text-box>
            <text:p><text:span text:style-name="T1">Java 11: Золотой теленок</text:span></text:p>
          </draw:text-box>
        </draw:frame>
        <draw:frame draw:style-name="gr1" draw:text-style-name="P3" draw:layer="layout" svg:width="6.124cm" svg:height="2.384cm" svg:x="19.876cm" svg:y="12.816cm">
          <draw:text-box>
            <text:p text:style-name="P2">Тарасов Владимир</text:p>
            <text:p text:style-name="P2"/>
            <text:p text:style-name="P2"><text:span text:style-name="T2">ВИП </text:span><text:span text:style-name="T3">ДЦП</text:span> ДКЦ</text:p>
          </draw:text-box>
        </draw:frame>
        <draw:frame draw:style-name="gr2" draw:text-style-name="P4" draw:layer="layout" svg:width="4.655cm" svg:height="0.962cm" svg:x="11.2cm" svg:y="19.238cm">
          <draw:text-box>
            <text:p>Naumen, 2019</text:p>
          </draw:text-box>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0">
        <draw:frame presentation:style-name="pr3" draw:layer="layout" svg:width="25.199cm" svg:height="3.506cm" svg:x="1.4cm" svg:y="0.837cm" presentation:class="title">
          <draw:text-box>
            <text:p>Disclaimer</text:p>
          </draw:text-box>
        </draw:frame>
        <draw:frame presentation:style-name="pr4" draw:text-style-name="P7" draw:layer="layout" svg:width="25.199cm" svg:height="11.493cm" svg:x="1.4cm" svg:y="4cm" presentation:class="subtitle" presentation:user-transformed="true">
          <draw:text-box>
            <text:p text:style-name="P6"><text:span text:style-name="T4">Доклад основан на реальных событиях. Слабонервным не слушать и не смотреть. Все, что будет сказано, является личным мнением автора. Автор не несет никакой ответственности за то, что говорит и показывает. И вообще, автор не уверен в том, что он говорит</text:span></text:p>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3T1">
        <draw:frame presentation:style-name="pr3" draw:layer="layout" svg:width="25.199cm" svg:height="3.506cm" svg:x="1.4cm" svg:y="0.837cm" presentation:class="title">
          <draw:text-box>
            <text:p>План, он же оглавление, оно же вкратце</text:p>
          </draw:text-box>
        </draw:frame>
        <draw:frame presentation:style-name="pr5" draw:layer="layout" svg:width="25.199cm" svg:height="8.2cm" svg:x="1.4cm" svg:y="7.2cm" presentation:class="outline" presentation:user-transformed="true">
          <draw:text-box>
            <text:list text:style-name="L2">
              <text:list-item>
                <text:p>А нафига оно нам?</text:p>
              </text:list-item>
              <text:list-item>
                <text:p>И как мы будем это делать?</text:p>
              </text:list-item>
              <text:list-item>
                <text:p>Чо, так просто?</text:p>
              </text:list-item>
              <text:list-item>
                <text:p>Кажется, что-то пошло не так…</text:p>
              </text:list-item>
              <text:list-item>
                <text:p>Я устал — я ухожу</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32">
        <draw:frame presentation:style-name="pr1" draw:text-style-name="P5" draw:layer="layout" svg:width="25.199cm" svg:height="16.255cm" svg:x="1.4cm" svg:y="0.837cm" presentation:class="subtitle">
          <draw:text-box>
            <text:p>А нафига оно нам?</text:p>
          </draw:text-box>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0">
        <draw:frame presentation:style-name="pr6" draw:layer="layout" svg:width="25.199cm" svg:height="3.506cm" svg:x="1.4cm" svg:y="0.837cm" presentation:class="title">
          <draw:text-box>
            <text:p>Старый добрый Oracle Java 8</text:p>
          </draw:text-box>
        </draw:frame>
        <draw:frame presentation:style-name="pr7" draw:text-style-name="P9" draw:layer="layout" svg:width="25.199cm" svg:height="13.021cm" svg:x="1.4cm" svg:y="4.493cm" presentation:class="subtitle" presentation:user-transformed="true">
          <draw:text-box>
            <text:list text:style-name="L1">
              <text:list-item>
                <text:p text:style-name="P8"><text:span text:style-name="T5">Релиз в марте 2014</text:span></text:p>
                <text:p text:style-name="P8"><text:span text:style-name="T5"/></text:p>
              </text:list-item>
              <text:list-item>
                <text:p text:style-name="P8"><text:span text:style-name="T5">Новые полюбившиеся фичи:</text:span></text:p>
                <text:p text:style-name="P8"><text:span text:style-name="T5">- Default interface metods</text:span></text:p>
                <text:p text:style-name="P8"><text:span text:style-name="T5">- Lambda</text:span></text:p>
                <text:p text:style-name="P8"><text:span text:style-name="T5">- Optional</text:span></text:p>
                <text:p text:style-name="P8"><text:span text:style-name="T5">- Stream API</text:span></text:p>
                <text:p text:style-name="P8"><text:span text:style-name="T5">- Java Time API</text:span></text:p>
                <text:p text:style-name="P8"><text:span text:style-name="T5">- Repeatable annotations</text:span></text:p>
                <text:p text:style-name="P8"><text:span text:style-name="T5"/></text:p>
              </text:list-item>
              <text:list-item>
                <text:p text:style-name="P8"><text:span text:style-name="T5">Java SE 8 </text:span><text:span text:style-name="T6">is going through the End of Public Updates process for legacy releases. <text:s/>Oracle will continue to provide free public updates and auto updates of Java SE 8, until at January 2019 for Commercial Users. Commercial Users continue to get free updates to Java SE 8 from OTN for free under the BCL license</text:span></text:p>
              </text:list-item>
            </text:list>
          </draw:text-box>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3T1">
        <draw:frame presentation:style-name="pr3" draw:layer="layout" svg:width="25.199cm" svg:height="3.506cm" svg:x="1.4cm" svg:y="0.837cm" presentation:class="title" presentation:user-transformed="true">
          <draw:text-box>
            <text:p>Почему не Java 9 или 10</text:p>
          </draw:text-box>
        </draw:frame>
        <draw:frame presentation:style-name="pr5" draw:text-style-name="P10" draw:layer="layout" svg:width="25.199cm" svg:height="12.179cm" svg:x="0.601cm" svg:y="6.021cm" presentation:class="outline" presentation:user-transformed="true">
          <draw:text-box>
            <text:list text:style-name="L2">
              <text:list-item>
                <text:p text:style-name="P8"><text:span text:style-name="T7">Релиз в сентябре 2017 и марте 2018</text:span></text:p>
              </text:list-item>
              <text:list-item>
                <text:p text:style-name="P8"><text:span text:style-name="T7">Полугодичный релизный цикл</text:span></text:p>
              </text:list-item>
              <text:list-item>
                <text:p text:style-name="P8"><text:span text:style-name="T7">Новые фичи языка</text:span></text:p>
              </text:list-item>
              <text:list-item>
                <text:p text:style-name="P8"><text:span text:style-name="T7">Улучшения JVM</text:span></text:p>
              </text:list-item>
              <text:list-item>
                <text:p text:style-name="P8"><text:span text:style-name="T7">Новые GC</text:span></text:p>
                <text:p text:style-name="P8"><text:span text:style-name="T7"/></text:p>
              </text:list-item>
              <text:list-item>
                <text:p text:style-name="P8"><text:span text:style-name="T7">Но! Они не LTS</text:span></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3T1">
        <draw:frame presentation:style-name="pr3" draw:layer="layout" svg:width="25.199cm" svg:height="3.506cm" svg:x="1.4cm" svg:y="0.837cm" presentation:class="title">
          <draw:text-box>
            <text:p>Ну дак давайте перейдем на Oracle Java 11</text:p>
          </draw:text-box>
        </draw:frame>
        <draw:frame presentation:style-name="pr5" draw:layer="layout" svg:width="25.199cm" svg:height="12.179cm" svg:x="1.4cm" svg:y="4.914cm" presentation:class="outline">
          <draw:text-box>
            <text:list text:style-name="L2">
              <text:list-item>
                <text:p text:style-name="P8"><text:span text:style-name="T7">Релиз в сентябре 2018</text:span></text:p>
              </text:list-item>
              <text:list-item>
                <text:p text:style-name="P8"><text:span text:style-name="T7">Является LTS</text:span></text:p>
                <text:p text:style-name="P8"><text:span text:style-name="T7"/></text:p>
              </text:list-item>
              <text:list-item>
                <text:p text:style-name="P8"><text:span text:style-name="T7">Пичалька! Обновилось лицензионное соглашение: </text:span><text:span text:style-name="T8">You may </text:span><text:span text:style-name="T8">not: use the Programs for any data processing or any </text:span><text:span text:style-name="T8">commercial, production, or internal business purposes other </text:span><text:span text:style-name="T8">than developing, testing, prototyping, and demonstrating your </text:span><text:span text:style-name="T8">Application</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3T1">
        <draw:frame presentation:style-name="pr3" draw:layer="layout" svg:width="25.199cm" svg:height="3.506cm" svg:x="1.4cm" svg:y="0.837cm" presentation:class="title">
          <draw:text-box>
            <text:p>Свободный задорный OpenJDK</text:p>
          </draw:text-box>
        </draw:frame>
        <draw:frame presentation:style-name="pr5" draw:text-style-name="P11" draw:layer="layout" svg:width="25.199cm" svg:height="12.179cm" svg:x="1.4cm" svg:y="4.914cm" presentation:class="outline" presentation:user-transformed="true">
          <draw:text-box>
            <text:list text:style-name="L2">
              <text:list-item>
                <text:p><text:span text:style-name="T9">С 2006 года</text:span></text:p>
              </text:list-item>
              <text:list-item>
                <text:p><text:span text:style-name="T9">Огромное сообщество, включая таких игроков, как </text:span><text:span text:style-name="T9">Oracle, RedHat и IBM</text:span></text:p>
              </text:list-item>
              <text:list-item>
                <text:p><text:span text:style-name="T9">Включен по умолчанию в большинство Linux </text:span><text:span text:style-name="T9">дистрибутивов</text:span></text:p>
              </text:list-item>
              <text:list-item>
                <text:p><text:span text:style-name="T9">Реализует спецификации Java</text:span></text:p>
              </text:list-item>
              <text:list-item>
                <text:p><text:span text:style-name="T9">Протестирован с помощью TCK</text:span></text:p>
              </text:list-item>
              <text:list-item>
                <text:p><text:span text:style-name="T9">Лицензия GPL v2 + the Classpath exception </text:span></text:p>
              </text:list-item>
              <text:list-item>
                <text:p><text:span text:style-name="T9">Oracle JDK базируется на кодовой базе OpenJDK</text:span></text:p>
              </text:list-item>
            </text:list>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3T1">
        <draw:frame presentation:style-name="pr3" draw:layer="layout" svg:width="25.199cm" svg:height="3.506cm" svg:x="1.4cm" svg:y="0.837cm" presentation:class="title">
          <draw:text-box>
            <text:p>Что мы получаем от перехода на Java 11</text:p>
          </draw:text-box>
        </draw:frame>
        <draw:frame presentation:style-name="pr5" draw:layer="layout" svg:width="25.199cm" svg:height="12.179cm" svg:x="1.4cm" svg:y="4.914cm" presentation:class="outline">
          <draw:text-box>
            <text:list text:style-name="L2">
              <text:list-item>
                <text:p>Project Amber (var — delivered)</text:p>
              </text:list-item>
              <text:list-item>
                <text:p>Unsafe → Variable Handles</text:p>
              </text:list-item>
              <text:list-item>
                <text:p>REPL JShell</text:p>
              </text:list-item>
              <text:list-item>
                <text:p>Compact Strings</text:p>
              </text:list-item>
              <text:list-item>
                <text:p>HTTP Client API</text:p>
              </text:list-item>
              <text:list-item>
                <text:p>Flight Recorder</text:p>
              </text:list-item>
              <text:list-item>
                <text:p><text:span text:style-name="T10">Project Jigsaw</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3T1">
        <draw:frame presentation:style-name="pr3" draw:layer="layout" svg:width="25.199cm" svg:height="3.506cm" svg:x="1.4cm" svg:y="0.837cm" presentation:class="title">
          <draw:text-box>
            <text:p>Project Jigsaw</text:p>
          </draw:text-box>
        </draw:frame>
        <draw:frame presentation:style-name="pr5" draw:layer="layout" svg:width="25.199cm" svg:height="12.179cm" svg:x="1.4cm" svg:y="4.914cm" presentation:class="outline" presentation:user-transformed="true">
          <draw:text-box>
            <text:list text:style-name="L2">
              <text:list-item>
                <text:p>Modular Java Platform (JPMS) — разделение rt.jar на модули</text:p>
              </text:list-item>
              <text:list-item>
                <text:p>Modular Java Application</text:p>
              </text:list-item>
              <text:list-item>
                <text:p>Java Application Image with JLink</text:p>
              </text:list-item>
            </text:list>
          </draw:text-box>
        </draw:fram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3T1">
        <draw:frame presentation:style-name="pr3" draw:layer="layout" svg:width="25.199cm" svg:height="3.506cm" svg:x="1.4cm" svg:y="0.837cm" presentation:class="title">
          <draw:text-box>
            <text:p>Модульность? Какой она была</text:p>
          </draw:text-box>
        </draw:frame>
        <draw:frame presentation:style-name="pr5" draw:layer="layout" svg:width="25.199cm" svg:height="12.179cm" svg:x="1.4cm" svg:y="4.914cm" presentation:class="outline" presentation:user-transformed="true">
          <draw:text-box>
            <text:list text:style-name="L2">
              <text:list-item>
                <text:p>Проблема protected и public</text:p>
                <text:p/>
              </text:list-item>
            </text:list>
          </draw:text-box>
        </draw:frame>
        <draw:custom-shape draw:style-name="gr4" draw:text-style-name="P12" draw:layer="layout" svg:width="9cm" svg:height="8.6cm" svg:x="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3" draw:layer="layout" svg:width="9.8cm" svg:height="8.8cm" svg:x="1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5" draw:layer="layout" svg:width="4.4cm" svg:height="1.6cm" svg:x="4.6cm" svg:y="11.6cm">
          <text:p text:style-name="P14"><text:span text:style-name="T11">&lt;&lt;package A&gt;&gt;</text:span></text:p>
          <text:p text:style-name="P14">protected</text:p>
          <draw:enhanced-geometry svg:viewBox="0 0 21600 21600" draw:type="rectangle" draw:enhanced-path="M 0 0 L 21600 0 21600 21600 0 21600 0 0 Z N"/>
        </draw:custom-shape>
        <draw:custom-shape draw:style-name="gr6" draw:text-style-name="P15" draw:layer="layout" svg:width="4.4cm" svg:height="1.6cm" svg:x="4.6cm" svg:y="14.4cm">
          <text:p text:style-name="P14"><text:span text:style-name="T11">&lt;&lt;package B&gt;&gt;</text:span></text:p>
          <text:p text:style-name="P14">public</text:p>
          <draw:enhanced-geometry svg:viewBox="0 0 21600 21600" draw:type="rectangle" draw:enhanced-path="M 0 0 L 21600 0 21600 21600 0 21600 0 0 Z N"/>
        </draw:custom-shape>
        <draw:custom-shape draw:style-name="gr6" draw:text-style-name="P15" draw:layer="layout" svg:width="4.4cm" svg:height="1.6cm" svg:x="18.2cm" svg:y="13cm">
          <text:p text:style-name="P14"><text:span text:style-name="T11">&lt;&lt;package C&gt;&gt;</text:span></text:p>
          <draw:enhanced-geometry svg:viewBox="0 0 21600 21600" draw:type="rectangle" draw:enhanced-path="M 0 0 L 21600 0 21600 21600 0 21600 0 0 Z N"/>
        </draw:custom-shape>
        <draw:frame draw:style-name="gr7" draw:text-style-name="P4" draw:layer="layout" svg:width="2.263cm" svg:height="0.962cm" svg:x="5.6cm" svg:y="10.038cm">
          <draw:text-box>
            <text:p>JAR A</text:p>
          </draw:text-box>
        </draw:frame>
        <draw:frame draw:style-name="gr8" draw:text-style-name="P4" draw:layer="layout" svg:width="2.301cm" svg:height="0.962cm" svg:x="19.337cm" svg:y="10.238cm">
          <draw:text-box>
            <text:p>JAR B</text:p>
          </draw:text-box>
        </draw:frame>
        <draw:line draw:style-name="gr9" draw:text-style-name="P16" draw:layer="layout" svg:x1="7.8cm" svg:y1="13.2cm" svg:x2="7.8cm" svg:y2="14.4cm">
          <text:p/>
        </draw:line>
        <draw:frame draw:style-name="gr10" draw:text-style-name="P17" draw:layer="layout" svg:width="2.703cm" svg:height="0.806cm" svg:x="8.2cm" svg:y="13.4cm">
          <draw:text-box>
            <text:p><text:span text:style-name="T11">&lt;&lt;uses&gt;&gt;</text:span></text:p>
          </draw:text-box>
        </draw:frame>
        <draw:line draw:style-name="gr9" draw:text-style-name="P16" draw:layer="layout" svg:x1="5.8cm" svg:y1="14.4cm" svg:x2="5.8cm" svg:y2="13.2cm">
          <text:p/>
        </draw:line>
        <draw:frame draw:style-name="gr11" draw:text-style-name="P17" draw:layer="layout" svg:width="4.079cm" svg:height="0.806cm" svg:x="1.121cm" svg:y="13.394cm">
          <draw:text-box>
            <text:p><text:span text:style-name="T11">&lt;&lt;inheritance&gt;&gt;</text:span></text:p>
          </draw:text-box>
        </draw:frame>
        <draw:line draw:style-name="gr9" draw:text-style-name="P16" draw:layer="layout" svg:x1="18.2cm" svg:y1="13.4cm" svg:x2="9cm" svg:y2="12.4cm">
          <text:p/>
        </draw:line>
        <draw:line draw:style-name="gr9" draw:text-style-name="P16" draw:layer="layout" svg:x1="18.2cm" svg:y1="14.2cm" svg:x2="9cm" svg:y2="15.2cm">
          <text:p/>
        </draw:line>
        <draw:frame draw:style-name="gr10" draw:text-style-name="P17" draw:layer="layout" svg:width="2.703cm" svg:height="0.806cm" svg:x="12cm" svg:y="15.2cm">
          <draw:text-box>
            <text:p><text:span text:style-name="T11">&lt;&lt;uses&gt;&gt;</text:span></text:p>
          </draw:text-box>
        </draw:frame>
        <draw:frame draw:style-name="gr11" draw:text-style-name="P17" draw:layer="layout" svg:width="4.079cm" svg:height="0.806cm" svg:x="11.321cm" svg:y="11.594cm">
          <draw:text-box>
            <text:p><text:span text:style-name="T11">&lt;&lt;inheritance&gt;&gt;</text:span></text:p>
          </draw:text-box>
        </draw:frame>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3T1">
        <draw:frame presentation:style-name="pr3" draw:layer="layout" svg:width="25.199cm" svg:height="3.506cm" svg:x="1.4cm" svg:y="0.837cm" presentation:class="title">
          <draw:text-box>
            <text:p>Модульность? Какой она была</text:p>
          </draw:text-box>
        </draw:frame>
        <draw:frame presentation:style-name="pr5" draw:layer="layout" svg:width="25.199cm" svg:height="12.179cm" svg:x="1.4cm" svg:y="4.914cm" presentation:class="outline" presentation:user-transformed="true">
          <draw:text-box>
            <text:list text:style-name="L2">
              <text:list-item>
                <text:p>Проблема package и private</text:p>
                <text:p/>
              </text:list-item>
            </text:list>
          </draw:text-box>
        </draw:frame>
        <draw:custom-shape draw:style-name="gr4" draw:text-style-name="P12" draw:layer="layout" svg:width="9cm" svg:height="8.6cm" svg:x="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3" draw:layer="layout" svg:width="9.8cm" svg:height="8.8cm" svg:x="1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5" draw:layer="layout" svg:width="4.4cm" svg:height="1.6cm" svg:x="4.6cm" svg:y="11.6cm">
          <text:p text:style-name="P14"><text:span text:style-name="T11">&lt;&lt;package A&gt;&gt;</text:span></text:p>
          <text:p text:style-name="P14">private</text:p>
          <draw:enhanced-geometry svg:viewBox="0 0 21600 21600" draw:type="rectangle" draw:enhanced-path="M 0 0 L 21600 0 21600 21600 0 21600 0 0 Z N"/>
        </draw:custom-shape>
        <draw:custom-shape draw:style-name="gr6" draw:text-style-name="P15" draw:layer="layout" svg:width="4.4cm" svg:height="1.6cm" svg:x="4.6cm" svg:y="14.4cm">
          <text:p text:style-name="P14"><text:span text:style-name="T11">&lt;&lt;package B&gt;&gt;</text:span></text:p>
          <text:p text:style-name="P14">package</text:p>
          <draw:enhanced-geometry svg:viewBox="0 0 21600 21600" draw:type="rectangle" draw:enhanced-path="M 0 0 L 21600 0 21600 21600 0 21600 0 0 Z N"/>
        </draw:custom-shape>
        <draw:custom-shape draw:style-name="gr6" draw:text-style-name="P15" draw:layer="layout" svg:width="4.4cm" svg:height="1.6cm" svg:x="18.2cm" svg:y="13cm">
          <text:p text:style-name="P14"><text:span text:style-name="T11">&lt;&lt;package C&gt;&gt;</text:span></text:p>
          <draw:enhanced-geometry svg:viewBox="0 0 21600 21600" draw:type="rectangle" draw:enhanced-path="M 0 0 L 21600 0 21600 21600 0 21600 0 0 Z N"/>
        </draw:custom-shape>
        <draw:frame draw:style-name="gr7" draw:text-style-name="P4" draw:layer="layout" svg:width="2.263cm" svg:height="0.962cm" svg:x="5.6cm" svg:y="10.038cm">
          <draw:text-box>
            <text:p>JAR A</text:p>
          </draw:text-box>
        </draw:frame>
        <draw:frame draw:style-name="gr8" draw:text-style-name="P4" draw:layer="layout" svg:width="2.301cm" svg:height="0.962cm" svg:x="19.337cm" svg:y="10.238cm">
          <draw:text-box>
            <text:p>JAR B</text:p>
          </draw:text-box>
        </draw:frame>
        <draw:line draw:style-name="gr9" draw:text-style-name="P16" draw:layer="layout" svg:x1="18.2cm" svg:y1="13.4cm" svg:x2="9cm" svg:y2="12.4cm">
          <text:p/>
        </draw:line>
        <draw:line draw:style-name="gr9" draw:text-style-name="P16" draw:layer="layout" svg:x1="18.2cm" svg:y1="14.2cm" svg:x2="9cm" svg:y2="15.2cm">
          <text:p/>
        </draw:line>
        <draw:frame draw:style-name="gr12" draw:text-style-name="P17" draw:layer="layout" svg:width="3.669cm" svg:height="0.806cm" svg:x="11.731cm" svg:y="13.394cm">
          <draw:text-box>
            <text:p><text:span text:style-name="T11">&lt;&lt;reflection&gt;&gt;</text:span></text:p>
          </draw:text-box>
        </draw:fram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3T1">
        <draw:frame presentation:style-name="pr3" draw:layer="layout" svg:width="25.199cm" svg:height="3.506cm" svg:x="1.4cm" svg:y="0.837cm" presentation:class="title">
          <draw:text-box>
            <text:p>Модульность? Какой она стала</text:p>
          </draw:text-box>
        </draw:frame>
        <draw:frame presentation:style-name="pr5" draw:layer="layout" svg:width="25.199cm" svg:height="12.179cm" svg:x="1.4cm" svg:y="4.914cm" presentation:class="outline" presentation:user-transformed="true">
          <draw:text-box>
            <text:list text:style-name="L2">
              <text:list-item>
                <text:p>Нет проблем с protected и public</text:p>
                <text:p/>
              </text:list-item>
            </text:list>
          </draw:text-box>
        </draw:frame>
        <draw:custom-shape draw:style-name="gr4" draw:text-style-name="P12" draw:layer="layout" svg:width="9cm" svg:height="8.6cm" svg:x="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3" draw:layer="layout" svg:width="9.8cm" svg:height="8.8cm" svg:x="1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8" draw:layer="layout" svg:width="4.4cm" svg:height="1.6cm" svg:x="4.6cm" svg:y="11cm">
          <text:p text:style-name="P14"><text:span text:style-name="T11">&lt;&lt;package A&gt;&gt;</text:span></text:p>
          <text:p text:style-name="P14"><text:span text:style-name="T12">protected</text:span></text:p>
          <draw:enhanced-geometry svg:viewBox="0 0 21600 21600" draw:type="rectangle" draw:enhanced-path="M 0 0 L 21600 0 21600 21600 0 21600 0 0 Z N"/>
        </draw:custom-shape>
        <draw:custom-shape draw:style-name="gr6" draw:text-style-name="P18" draw:layer="layout" svg:width="4.4cm" svg:height="1.6cm" svg:x="4.6cm" svg:y="13cm">
          <text:p text:style-name="P14"><text:span text:style-name="T11">&lt;&lt;package B&gt;&gt;</text:span></text:p>
          <text:p text:style-name="P14"><text:span text:style-name="T12">public</text:span></text:p>
          <draw:enhanced-geometry svg:viewBox="0 0 21600 21600" draw:type="rectangle" draw:enhanced-path="M 0 0 L 21600 0 21600 21600 0 21600 0 0 Z N"/>
        </draw:custom-shape>
        <draw:custom-shape draw:style-name="gr6" draw:text-style-name="P15" draw:layer="layout" svg:width="4.4cm" svg:height="1.6cm" svg:x="18.2cm" svg:y="13cm">
          <text:p text:style-name="P14"><text:span text:style-name="T11">&lt;&lt;package C&gt;&gt;</text:span></text:p>
          <draw:enhanced-geometry svg:viewBox="0 0 21600 21600" draw:type="rectangle" draw:enhanced-path="M 0 0 L 21600 0 21600 21600 0 21600 0 0 Z N"/>
        </draw:custom-shape>
        <draw:frame draw:style-name="gr7" draw:text-style-name="P19" draw:layer="layout" svg:width="2.263cm" svg:height="0.962cm" svg:x="5.6cm" svg:y="10.038cm">
          <draw:text-box>
            <text:p><text:span text:style-name="T12">JAR A</text:span></text:p>
          </draw:text-box>
        </draw:frame>
        <draw:frame draw:style-name="gr8" draw:text-style-name="P19" draw:layer="layout" svg:width="2.301cm" svg:height="0.962cm" svg:x="19.337cm" svg:y="10.238cm">
          <draw:text-box>
            <text:p><text:span text:style-name="T12">JAR B</text:span></text:p>
          </draw:text-box>
        </draw:frame>
        <draw:line draw:style-name="gr9" draw:text-style-name="P16" draw:layer="layout" svg:x1="18.2cm" svg:y1="13.4cm" svg:x2="9cm" svg:y2="11.8cm">
          <text:p/>
        </draw:line>
        <draw:line draw:style-name="gr9" draw:text-style-name="P16" draw:layer="layout" svg:x1="18.2cm" svg:y1="13.8cm" svg:x2="9cm" svg:y2="13.8cm">
          <text:p/>
        </draw:line>
        <draw:frame draw:style-name="gr10" draw:text-style-name="P17" draw:layer="layout" svg:width="2.703cm" svg:height="0.806cm" svg:x="12cm" svg:y="13cm">
          <draw:text-box>
            <text:p><text:span text:style-name="T11">&lt;&lt;uses&gt;&gt;</text:span></text:p>
          </draw:text-box>
        </draw:frame>
        <draw:frame draw:style-name="gr11" draw:text-style-name="P17" draw:layer="layout" svg:width="4.079cm" svg:height="0.806cm" svg:x="11.321cm" svg:y="11.594cm">
          <draw:text-box>
            <text:p><text:span text:style-name="T11">&lt;&lt;inheritance&gt;&gt;</text:span></text:p>
          </draw:text-box>
        </draw:frame>
        <draw:custom-shape draw:style-name="gr6" draw:text-style-name="P18" draw:layer="layout" svg:width="4.4cm" svg:height="1.6cm" svg:x="4.57cm" svg:y="15.008cm">
          <text:p text:style-name="P14"><text:span text:style-name="T11">&lt;&lt;package D&gt;&gt;</text:span></text:p>
          <text:p text:style-name="P14"><text:span text:style-name="T12">protected</text:span></text:p>
          <draw:enhanced-geometry svg:viewBox="0 0 21600 21600" draw:type="rectangle" draw:enhanced-path="M 0 0 L 21600 0 21600 21600 0 21600 0 0 Z N"/>
        </draw:custom-shape>
        <draw:custom-shape draw:style-name="gr13" draw:text-style-name="P20" draw:layer="layout" svg:width="3.4cm" svg:height="2.6cm" svg:x="2cm" svg:y="8cm">
          <text:p text:style-name="P8"><text:span text:style-name="T11">module A {</text:span></text:p>
          <text:p text:style-name="P8"><text:span text:style-name="T11"><text:s text:c="4"/></text:span><text:span text:style-name="T11">exports A;</text:span></text:p>
          <text:p text:style-name="P8"><text:span text:style-name="T11"><text:s text:c="4"/></text:span><text:span text:style-name="T11">exports B;</text:span></text:p>
          <text:p text:style-name="P8"><text:span text:style-name="T11">}</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20" draw:layer="layout" svg:width="3.4cm" svg:height="2.6cm" svg:x="22.2cm" svg:y="8.2cm">
          <text:p text:style-name="P8"><text:span text:style-name="T11">module B {</text:span></text:p>
          <text:p text:style-name="P8"><text:span text:style-name="T11"><text:s text:c="4"/></text:span><text:span text:style-name="T11">requires A;</text:span></text:p>
          <text:p text:style-name="P8"><text:span text:style-name="T11"><text:s text:c="4"/></text:span><text:span text:style-name="T11">requires B;</text:span></text:p>
          <text:p text:style-name="P8"><text:span text:style-name="T11">}</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9" draw:text-style-name="P16" draw:layer="layout" svg:x1="18.2cm" svg:y1="14.2cm" svg:x2="8.97cm" svg:y2="15.8cm">
          <text:p/>
        </draw:line>
        <draw:line draw:style-name="gr14" draw:text-style-name="P16" draw:layer="layout" svg:x1="13cm" svg:y1="14.4cm" svg:x2="14cm" svg:y2="15.6cm">
          <text:p/>
        </draw:line>
        <draw:line draw:style-name="gr14" draw:text-style-name="P16" draw:layer="layout" svg:x1="13cm" svg:y1="15.6cm" svg:x2="14cm" svg:y2="14.4cm">
          <text:p/>
        </draw:line>
        <presentation:notes draw:style-name="dp2">
          <draw:page-thumbnail draw:style-name="gr3" draw:layer="layout" svg:width="14.848cm" svg:height="11.136cm" svg:x="3.075cm" svg:y="2.257cm" draw:page-number="13" presentation:class="page"/>
          <draw:frame presentation:style-name="pr2" draw:text-style-name="P21"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3T1">
        <draw:frame presentation:style-name="pr3" draw:layer="layout" svg:width="25.199cm" svg:height="3.506cm" svg:x="1.4cm" svg:y="0.837cm" presentation:class="title">
          <draw:text-box>
            <text:p>Модульность? Какой она стала</text:p>
          </draw:text-box>
        </draw:frame>
        <draw:frame presentation:style-name="pr5" draw:layer="layout" svg:width="25.199cm" svg:height="12.179cm" svg:x="1.4cm" svg:y="4.914cm" presentation:class="outline" presentation:user-transformed="true">
          <draw:text-box>
            <text:list text:style-name="L2">
              <text:list-item>
                <text:p>Нет проблем с package и private</text:p>
                <text:p/>
              </text:list-item>
            </text:list>
          </draw:text-box>
        </draw:frame>
        <draw:custom-shape draw:style-name="gr4" draw:text-style-name="P12" draw:layer="layout" svg:width="9cm" svg:height="8.6cm" svg:x="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3" draw:layer="layout" svg:width="9.8cm" svg:height="8.8cm" svg:x="1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8" draw:layer="layout" svg:width="4.4cm" svg:height="1.6cm" svg:x="4.6cm" svg:y="11.6cm">
          <text:p text:style-name="P14"><text:span text:style-name="T11">&lt;&lt;package A&gt;&gt;</text:span></text:p>
          <text:p text:style-name="P14"><text:span text:style-name="T12">private</text:span></text:p>
          <draw:enhanced-geometry svg:viewBox="0 0 21600 21600" draw:type="rectangle" draw:enhanced-path="M 0 0 L 21600 0 21600 21600 0 21600 0 0 Z N"/>
        </draw:custom-shape>
        <draw:custom-shape draw:style-name="gr6" draw:text-style-name="P18" draw:layer="layout" svg:width="4.4cm" svg:height="1.6cm" svg:x="4.6cm" svg:y="14.4cm">
          <text:p text:style-name="P14"><text:span text:style-name="T11">&lt;&lt;package B&gt;&gt;</text:span></text:p>
          <text:p text:style-name="P14"><text:span text:style-name="T12">package</text:span></text:p>
          <draw:enhanced-geometry svg:viewBox="0 0 21600 21600" draw:type="rectangle" draw:enhanced-path="M 0 0 L 21600 0 21600 21600 0 21600 0 0 Z N"/>
        </draw:custom-shape>
        <draw:custom-shape draw:style-name="gr6" draw:text-style-name="P18" draw:layer="layout" svg:width="4.4cm" svg:height="1.6cm" svg:x="18.2cm" svg:y="13cm">
          <text:p text:style-name="P14"><text:span text:style-name="T11">&lt;&lt;package C&gt;&gt;</text:span></text:p>
          <draw:enhanced-geometry svg:viewBox="0 0 21600 21600" draw:type="rectangle" draw:enhanced-path="M 0 0 L 21600 0 21600 21600 0 21600 0 0 Z N"/>
        </draw:custom-shape>
        <draw:frame draw:style-name="gr7" draw:text-style-name="P19" draw:layer="layout" svg:width="2.263cm" svg:height="0.962cm" svg:x="5.6cm" svg:y="10.038cm">
          <draw:text-box>
            <text:p><text:span text:style-name="T12">JAR A</text:span></text:p>
          </draw:text-box>
        </draw:frame>
        <draw:frame draw:style-name="gr8" draw:text-style-name="P19" draw:layer="layout" svg:width="2.301cm" svg:height="0.962cm" svg:x="19.337cm" svg:y="10.238cm">
          <draw:text-box>
            <text:p><text:span text:style-name="T12">JAR B</text:span></text:p>
          </draw:text-box>
        </draw:frame>
        <draw:line draw:style-name="gr9" draw:text-style-name="P16" draw:layer="layout" svg:x1="18.2cm" svg:y1="13.4cm" svg:x2="9cm" svg:y2="12.4cm">
          <text:p/>
        </draw:line>
        <draw:line draw:style-name="gr9" draw:text-style-name="P16" draw:layer="layout" svg:x1="18.2cm" svg:y1="14.2cm" svg:x2="9cm" svg:y2="15.2cm">
          <text:p/>
        </draw:line>
        <draw:custom-shape draw:style-name="gr13" draw:text-style-name="P20" draw:layer="layout" svg:width="3.4cm" svg:height="2.6cm" svg:x="2.001cm" svg:y="8.001cm">
          <text:p text:style-name="P8"><text:span text:style-name="T11">module A {</text:span></text:p>
          <text:p text:style-name="P8"><text:span text:style-name="T11"><text:s text:c="4"/></text:span><text:span text:style-name="T11">exports A;</text:span></text:p>
          <text:p text:style-name="P8"><text:span text:style-name="T11"><text:s text:c="4"/></text:span><text:span text:style-name="T11">exports B;</text:span></text:p>
          <text:p text:style-name="P8"><text:span text:style-name="T11">}</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20" draw:layer="layout" svg:width="3.4cm" svg:height="2.6cm" svg:x="22.201cm" svg:y="8.201cm">
          <text:p text:style-name="P8"><text:span text:style-name="T11">module B {</text:span></text:p>
          <text:p text:style-name="P8"><text:span text:style-name="T11"><text:s text:c="4"/></text:span><text:span text:style-name="T11">requires A;</text:span></text:p>
          <text:p text:style-name="P8"><text:span text:style-name="T11"><text:s text:c="4"/></text:span><text:span text:style-name="T11">requires B;</text:span></text:p>
          <text:p text:style-name="P8"><text:span text:style-name="T11">}</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 draw:text-style-name="P16" draw:layer="layout" svg:x1="13cm" svg:y1="14.2cm" svg:x2="14cm" svg:y2="15.4cm">
          <text:p/>
        </draw:line>
        <draw:line draw:style-name="gr14" draw:text-style-name="P16" draw:layer="layout" svg:x1="13cm" svg:y1="15.4cm" svg:x2="14cm" svg:y2="14.2cm">
          <text:p/>
        </draw:line>
        <draw:line draw:style-name="gr14" draw:text-style-name="P16" draw:layer="layout" svg:x1="13cm" svg:y1="12.2cm" svg:x2="14cm" svg:y2="13.4cm">
          <text:p/>
        </draw:line>
        <draw:line draw:style-name="gr14" draw:text-style-name="P16" draw:layer="layout" svg:x1="13cm" svg:y1="13.4cm" svg:x2="14cm" svg:y2="12.2cm">
          <text:p/>
        </draw:line>
        <presentation:notes draw:style-name="dp2">
          <draw:page-thumbnail draw:style-name="gr3" draw:layer="layout" svg:width="14.848cm" svg:height="11.136cm" svg:x="3.075cm" svg:y="2.257cm" draw:page-number="14" presentation:class="page"/>
          <draw:frame presentation:style-name="pr2" draw:text-style-name="P21"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1T32">
        <draw:frame presentation:style-name="pr1" draw:text-style-name="P5" draw:layer="layout" svg:width="25.199cm" svg:height="16.255cm" svg:x="1.4cm" svg:y="0.837cm" presentation:class="subtitle">
          <draw:text-box>
            <text:list text:style-name="L1">
              <text:list-header>
                <text:p>И как мы будем это делать?</text:p>
              </text:list-header>
            </text:list>
          </draw:text-box>
        </draw:frame>
        <presentation:notes draw:style-name="dp2">
          <draw:page-thumbnail draw:style-name="gr3"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3T1">
        <draw:frame presentation:style-name="pr3" draw:layer="layout" svg:width="25.199cm" svg:height="3.506cm" svg:x="1.4cm" svg:y="0.837cm" presentation:class="title">
          <draw:text-box>
            <text:p>План</text:p>
          </draw:text-box>
        </draw:frame>
        <draw:frame presentation:style-name="pr5" draw:layer="layout" svg:width="25.199cm" svg:height="12.179cm" svg:x="1.4cm" svg:y="4.914cm" presentation:class="outline">
          <draw:text-box>
            <text:list text:style-name="L2">
              <text:list-item>
                <text:p>Компиляция и запуск на OpenJDK 8</text:p>
              </text:list-item>
              <text:list-item>
                <text:p>Компиляция на OpenJDK 8 → запуск на OpenJDK 11 Classpath</text:p>
              </text:list-item>
              <text:list-item>
                <text:p>Компиляция на OpenJDK 11 Classpath → запуск на OpenJDK 11 Classpath</text:p>
              </text:list-item>
              <text:list-item>
                <text:p>Перенос зависимостей в Modulepath</text:p>
              </text:list-item>
              <text:list-item>
                <text:p>Перенос проекта в Modulepath</text:p>
              </text:list-item>
              <text:list-item>
                <text:p>Relax...</text:p>
              </text:list-item>
            </text:list>
          </draw:text-box>
        </draw:frame>
        <presentation:notes draw:style-name="dp2">
          <draw:page-thumbnail draw:style-name="gr3"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3T1">
        <draw:frame presentation:style-name="pr3" draw:layer="layout" svg:width="25.199cm" svg:height="3.506cm" svg:x="1.4cm" svg:y="0.837cm" presentation:class="title" presentation:user-transformed="true">
          <draw:text-box>
            <text:list text:style-name="L1">
              <text:list-header>
                <text:p>Компиляция и запуск на OpenJDK 8</text:p>
              </text:list-header>
            </text:list>
          </draw:text-box>
        </draw:frame>
        <draw:frame presentation:style-name="pr5" draw:layer="layout" svg:width="25.199cm" svg:height="12.179cm" svg:x="1.4cm" svg:y="4.914cm" presentation:class="outline" presentation:user-transformed="true">
          <draw:text-box>
            <text:list text:style-name="L2">
              <text:list-item>
                <text:p>В скриптах .sh:</text:p>
                <text:p><text:span text:style-name="T3">wget "</text:span><text:span text:style-name="T3"><text:a xlink:href="http://link.to.oracle.jdk8.rpm/" xlink:type="simple">http://link.to.oracle.jdk8.rpm</text:a></text:span><text:span text:style-name="T3">"</text:span></text:p>
                <text:p><text:span text:style-name="T3">sudo yum localinstall jdk-8.rpm</text:span></text:p>
                <text:p><text:span text:style-name="T3">rm jdk-8.rpm</text:span></text:p>
                <text:p>sudo yum install java-1.8.0-openjdk-devel</text:p>
              </text:list-item>
              <text:list-item>
                <text:p>Изменился JAVA_HOME:</text:p>
                <text:p><text:span text:style-name="T3">JAVA_HOME="/usr/java/latest"</text:span></text:p>
                <text:p>JAVA_HOME="/usr/lib/jvm/jre-1.8.0"</text:p>
                <text:p/>
              </text:list-item>
              <text:list-item>
                <text:p>Заработало!</text:p>
              </text:list-item>
            </text:list>
          </draw:text-box>
        </draw:frame>
        <presentation:notes draw:style-name="dp2">
          <draw:page-thumbnail draw:style-name="gr3"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3T1">
        <draw:frame presentation:style-name="pr3" draw:layer="layout" svg:width="25.199cm" svg:height="3.506cm" svg:x="1.4cm" svg:y="0.837cm" presentation:class="title">
          <draw:text-box>
            <text:p>Компиляция на OpenJDK 8 → запуск на OpenJDK 11</text:p>
          </draw:text-box>
        </draw:frame>
        <draw:frame presentation:style-name="pr5" draw:layer="layout" svg:width="25.199cm" svg:height="12.179cm" svg:x="1.4cm" svg:y="4.914cm" presentation:class="outline">
          <draw:text-box>
            <text:list text:style-name="L2">
              <text:list-item>
                <text:p>В скриптах запуска .sh:</text:p>
                <text:p><text:span text:style-name="T3">sudo yum install java-1.8.0-openjdk-devel</text:span></text:p>
                <text:p>sudo yum install java-11-openjdk-devel</text:p>
              </text:list-item>
              <text:list-item>
                <text:p>Изменился JAVA_HOME:</text:p>
                <text:p><text:span text:style-name="T3">JAVA_HOME="/usr/lib/jvm/jre-1.8.0"</text:span></text:p>
                <text:p>JAVA_HOME="/usr/lib/jvm/jre-11"</text:p>
                <text:p/>
              </text:list-item>
              <text:list-item>
                <text:p>Нифига не заработало!</text:p>
              </text:list-item>
            </text:list>
          </draw:text-box>
        </draw:frame>
        <presentation:notes draw:style-name="dp2">
          <draw:page-thumbnail draw:style-name="gr3"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3T1">
        <draw:frame presentation:style-name="pr3" draw:layer="layout" svg:width="25.199cm" svg:height="3.506cm" svg:x="1.4cm" svg:y="0.837cm" presentation:class="title">
          <draw:text-box>
            <text:p>JVM не стартовала</text:p>
          </draw:text-box>
        </draw:frame>
        <draw:frame presentation:style-name="pr5" draw:text-style-name="P22" draw:layer="layout" svg:width="25.199cm" svg:height="12.179cm" svg:x="1.4cm" svg:y="4.914cm" presentation:class="outline">
          <draw:text-box>
            <text:list text:style-name="L2">
              <text:list-item>
                <text:p><text:span text:style-name="T13">Unrecognized VM option 'PrintGCTimeStamps'</text:span></text:p>
                <text:p><text:span text:style-name="T13">Error: Could not create the Java Virtual </text:span><text:span text:style-name="T13">Machine.</text:span></text:p>
                <text:p><text:span text:style-name="T13">Error: A fatal exception has occurred. Program </text:span><text:span text:style-name="T13">will exit.</text:span></text:p>
                <text:p><text:span text:style-name="T13"/></text:p>
              </text:list-item>
              <text:list-item>
                <text:p><text:span text:style-name="T13">-XX:+PrintGCDetails -XX:+PrintGCTimeStamps</text:span></text:p>
              </text:list-item>
            </text:list>
          </draw:text-box>
        </draw:frame>
        <presentation:notes draw:style-name="dp2">
          <draw:page-thumbnail draw:style-name="gr3" draw:layer="layout" svg:width="14.848cm" svg:height="11.136cm" svg:x="3.075cm" svg:y="2.257cm" draw:page-number="19" presentation:class="page"/>
          <draw:frame presentation:style-name="pr2" draw:text-style-name="P21" draw:layer="layout" svg:width="16.799cm" svg:height="13.364cm" svg:x="2.1cm" svg:y="14.107cm" presentation:class="notes" presentation:placeholder="true">
            <draw:text-box/>
          </draw:frame>
        </presentation:notes>
      </draw:page>
      <draw:page draw:name="page20" draw:style-name="dp1" draw:master-page-name="Обычный" presentation:presentation-page-layout-name="AL3T1">
        <draw:frame presentation:style-name="pr3" draw:layer="layout" svg:width="25.199cm" svg:height="3.506cm" svg:x="1.4cm" svg:y="0.837cm" presentation:class="title">
          <draw:text-box>
            <text:p>JEP 158: Unified JVM Logging</text:p>
          </draw:text-box>
        </draw:frame>
        <draw:frame presentation:style-name="pr5" draw:text-style-name="P23" draw:layer="layout" svg:width="25.199cm" svg:height="12.179cm" svg:x="1.4cm" svg:y="4.914cm" presentation:class="outline">
          <draw:text-box>
            <text:list text:style-name="L2">
              <text:list-item>
                <text:p><text:span text:style-name="T7">Появилось с Java 9</text:span></text:p>
              </text:list-item>
              <text:list-item>
                <text:p><text:span text:style-name="T7">Introduce a common logging system for all components of the </text:span><text:span text:style-name="T7">JVM</text:span></text:p>
              </text:list-item>
              <text:list-item>
                <text:p><text:span text:style-name="T7">Common command-line options for all logging</text:span></text:p>
              </text:list-item>
              <text:list-item>
                <text:p><text:span text:style-name="T7">Log messages are categorized using tags (e.g. compiler, gc, </text:span><text:span text:style-name="T7">classload, metaspace, svc, jfr, …)</text:span></text:p>
              </text:list-item>
              <text:list-item>
                <text:p><text:span text:style-name="T7">Logging is performed at different levels: error, warning, info, </text:span><text:span text:style-name="T7">debug, trace, develop</text:span></text:p>
                <text:p><text:span text:style-name="T7"/></text:p>
              </text:list-item>
              <text:list-item>
                <text:p><text:span text:style-name="T7">-Xlog:gc*</text:span></text:p>
              </text:list-item>
            </text:list>
          </draw:text-box>
        </draw:frame>
        <presentation:notes draw:style-name="dp2">
          <draw:page-thumbnail draw:style-name="gr3"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Обычный" presentation:presentation-page-layout-name="AL3T1">
        <draw:frame presentation:style-name="pr3" draw:layer="layout" svg:width="25.199cm" svg:height="3.506cm" svg:x="1.4cm" svg:y="0.837cm" presentation:class="title">
          <draw:text-box>
            <text:p>JVM стартовала, но приложение упало</text:p>
          </draw:text-box>
        </draw:frame>
        <draw:frame presentation:style-name="pr5" draw:text-style-name="P22" draw:layer="layout" svg:width="25.199cm" svg:height="12.179cm" svg:x="1.4cm" svg:y="4.914cm" presentation:class="outline">
          <draw:text-box>
            <text:list text:style-name="L2">
              <text:list-header>
                <text:p><text:span text:style-name="T13">javax.xml.bind.JAXBException: Implementation of </text:span><text:span text:style-name="T13">JAXB-API has not been found on module path or </text:span><text:span text:style-name="T13">classpath.</text:span></text:p>
                <text:p><text:span text:style-name="T13">- with linked exception:</text:span></text:p>
                <text:p><text:span text:style-name="T13">[java.lang.ClassNotFoundException: </text:span><text:span text:style-name="T13">com.sun.xml.internal.bind.v2.ContextFactory]</text:span></text:p>
              </text:list-header>
            </text:list>
          </draw:text-box>
        </draw:frame>
        <presentation:notes draw:style-name="dp2">
          <draw:page-thumbnail draw:style-name="gr3"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Обычный" presentation:presentation-page-layout-name="AL3T1">
        <draw:frame presentation:style-name="pr3" draw:layer="layout" svg:width="25.199cm" svg:height="3.506cm" svg:x="1.4cm" svg:y="0.837cm" presentation:class="title">
          <draw:text-box>
            <text:p>JEP 320: Remove the Java EE and CORBA Modules</text:p>
          </draw:text-box>
        </draw:frame>
        <draw:frame presentation:style-name="pr5" draw:layer="layout" svg:width="25.199cm" svg:height="12.179cm" svg:x="1.4cm" svg:y="4.914cm" presentation:class="outline">
          <draw:text-box>
            <text:list text:style-name="L2">
              <text:list-item>
                <text:p>JPMS позволила разделить rt.jar на модули</text:p>
              </text:list-item>
              <text:list-item>
                <text:p>В Java SE 9 и Java SE 10 появился метамодуль java.se.ee — @Deprecated </text:p>
              </text:list-item>
              <text:list-item>
                <text:p>Java SE 11 — он был удален</text:p>
              </text:list-item>
              <text:list-item>
                <text:p>Нужно добавлять зависимости на Java EE модули отдельно:</text:p>
                <text:p>- corba</text:p>
                <text:p>- transaction</text:p>
                <text:p>- activation</text:p>
                <text:p>- xml.bind</text:p>
                <text:p>- xml.ws</text:p>
                <text:p>- xml.ws.annotation</text:p>
              </text:list-item>
            </text:list>
          </draw:text-box>
        </draw:frame>
        <presentation:notes draw:style-name="dp2">
          <draw:page-thumbnail draw:style-name="gr3"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Обычный" presentation:presentation-page-layout-name="AL3T1">
        <draw:frame presentation:style-name="pr3" draw:layer="layout" svg:width="25.199cm" svg:height="3.506cm" svg:x="1.4cm" svg:y="0.837cm" presentation:class="title">
          <draw:text-box>
            <text:p>Добавляем зависимости на xml.bind</text:p>
          </draw:text-box>
        </draw:frame>
        <draw:frame presentation:style-name="pr5" draw:text-style-name="P24" draw:layer="layout" svg:width="25.199cm" svg:height="12.179cm" svg:x="1.4cm" svg:y="4.914cm" presentation:class="outline">
          <draw:text-box>
            <text:list text:style-name="L2">
              <text:list-item>
                <text:p><text:span text:style-name="T14">dependencyRecommendations {</text:span></text:p>
                <text:p><text:span text:style-name="T14"><text:s text:c="4"/></text:span><text:span text:style-name="T14">map recommendations: [ ... <text:s text:c="16"/></text:span><text:span text:style-name="T14"><text:tab/></text:span></text:p>
                <text:p><text:span text:style-name="T14"><text:s text:c="8"/></text:span><text:span text:style-name="T14">'com.sun.xml.bind:jaxb-impl': '2.3.1',</text:span></text:p>
                <text:p><text:span text:style-name="T14"><text:s text:c="8"/></text:span><text:span text:style-name="T14">'com.sun.xml.bind:jaxb-core': '2.3.0.1']</text:span></text:p>
                <text:p><text:span text:style-name="T14">}</text:span></text:p>
              </text:list-item>
              <text:list-item>
                <text:p><text:span text:style-name="T14">dependencies {</text:span></text:p>
                <text:p><text:span text:style-name="T14"><text:s text:c="4"/></text:span><text:span text:style-name="T14">...</text:span></text:p>
                <text:p><text:span text:style-name="T14"><text:s text:c="4"/></text:span><text:span text:style-name="T14">compile("javax.xml.bind", "jaxb-api")</text:span></text:p>
                <text:p><text:span text:style-name="T14"><text:s text:c="4"/></text:span><text:span text:style-name="T14">compile("com.sun.xml.bind", "jaxb-core")</text:span></text:p>
                <text:p><text:span text:style-name="T14"><text:s text:c="4"/></text:span><text:span text:style-name="T14">compile("com.sun.xml.bind", "jaxb-impl")</text:span></text:p>
                <text:p><text:span text:style-name="T14">}</text:span></text:p>
              </text:list-item>
            </text:list>
          </draw:text-box>
        </draw:frame>
        <presentation:notes draw:style-name="dp2">
          <draw:page-thumbnail draw:style-name="gr3"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Обычный" presentation:presentation-page-layout-name="AL3T1">
        <draw:frame presentation:style-name="pr3" draw:layer="layout" svg:width="25.199cm" svg:height="3.506cm" svg:x="1.4cm" svg:y="0.837cm" presentation:class="title">
          <draw:text-box>
            <text:p>Приложение стартовало, но все ли ок?</text:p>
          </draw:text-box>
        </draw:frame>
        <draw:frame presentation:style-name="pr5" draw:layer="layout" svg:width="25.199cm" svg:height="12.179cm" svg:x="1.4cm" svg:y="4.914cm" presentation:class="outline">
          <draw:text-box>
            <text:list text:style-name="L2">
              <text:list-item>
                <text:p>При запуске на Java 8</text:p>
                <text:p>- Даты: 20.05.17</text:p>
                <text:p>- Проценты: 10.7%</text:p>
                <text:p>- Валюты: 12 руб., 12 USD, 12 EUR</text:p>
              </text:list-item>
              <text:list-item>
                <text:p>При запуске на Java 11</text:p>
                <text:p>- Даты: 20.05.<text:span text:style-name="T15">20</text:span>17</text:p>
                <text:p>- Проценты: 10.7<text:span text:style-name="T15">_</text:span>%</text:p>
                <text:p>- Валюты: 12 <text:span text:style-name="T15">₽</text:span>, 12 <text:span text:style-name="T15">$</text:span>, 12 <text:span text:style-name="T15">€</text:span></text:p>
              </text:list-item>
            </text:list>
          </draw:text-box>
        </draw:frame>
        <presentation:notes draw:style-name="dp2">
          <draw:page-thumbnail draw:style-name="gr3"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Обычный" presentation:presentation-page-layout-name="AL3T1">
        <draw:frame presentation:style-name="pr3" draw:layer="layout" svg:width="25.199cm" svg:height="3.506cm" svg:x="1.4cm" svg:y="0.837cm" presentation:class="title">
          <draw:text-box>
            <text:list text:style-name="L1">
              <text:list-header>
                <text:p>CLDR Locale Data Enabled by Default</text:p>
              </text:list-header>
            </text:list>
          </draw:text-box>
        </draw:frame>
        <draw:frame presentation:style-name="pr5" draw:layer="layout" svg:width="25.199cm" svg:height="12.179cm" svg:x="1.4cm" svg:y="4.914cm" presentation:class="outline">
          <draw:text-box>
            <text:list text:style-name="L2">
              <text:list-item>
                <text:p>Появился в Java 8 → включен по умолчанию в Java 9</text:p>
              </text:list-item>
              <text:list-item>
                <text:p>CLDR (Common Locale Data Repository) — проект консорциума Unicode, обеспечивающий языковые настройки в XML</text:p>
              </text:list-item>
            </text:list>
          </draw:text-box>
        </draw:frame>
        <presentation:notes draw:style-name="dp2">
          <draw:page-thumbnail draw:style-name="gr3"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Обычный" presentation:presentation-page-layout-name="AL3T1">
        <draw:frame presentation:style-name="pr3" draw:layer="layout" svg:width="25.199cm" svg:height="3.506cm" svg:x="1.4cm" svg:y="0.837cm" presentation:class="title">
          <draw:text-box>
            <text:p>Режим обратной совместимости</text:p>
          </draw:text-box>
        </draw:frame>
        <draw:frame presentation:style-name="pr5" draw:layer="layout" svg:width="25.199cm" svg:height="12.179cm" svg:x="1.401cm" svg:y="7.621cm" presentation:class="outline" presentation:user-transformed="true">
          <draw:text-box>
            <text:list text:style-name="L2">
              <text:list-item>
                <text:p>-Djava.locale.providers=COMPAT</text:p>
                <text:p/>
              </text:list-item>
              <text:list-item>
                <text:p>Заработало!</text:p>
              </text:list-item>
            </text:list>
          </draw:text-box>
        </draw:frame>
        <presentation:notes draw:style-name="dp2">
          <draw:page-thumbnail draw:style-name="gr3"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Обычный" presentation:presentation-page-layout-name="AL3T1">
        <draw:frame presentation:style-name="pr3" draw:layer="layout" svg:width="25.199cm" svg:height="3.506cm" svg:x="1.4cm" svg:y="0.837cm" presentation:class="title">
          <draw:text-box>
            <text:p>Компиляция и запуск на OpenJDK 11</text:p>
          </draw:text-box>
        </draw:frame>
        <draw:frame presentation:style-name="pr5" draw:text-style-name="P23" draw:layer="layout" svg:width="25.199cm" svg:height="12.179cm" svg:x="1.4cm" svg:y="4.914cm" presentation:class="outline" presentation:user-transformed="true">
          <draw:text-box>
            <text:list text:style-name="L2">
              <text:list-item>
                <text:p><text:span text:style-name="T7">В скриптах сборки .gradle:</text:span></text:p>
                <text:p><text:span text:style-name="T16">sourceCompatibility = JavaVersion.VERSION_1_8</text:span></text:p>
                <text:p><text:span text:style-name="T16">targetCompatibility = JavaVersion.VERSION_1_8</text:span></text:p>
                <text:p><text:span text:style-name="T17">sourceCompatibility = JavaVersion.VERSION_11</text:span></text:p>
                <text:p><text:span text:style-name="T17">targetCompatibility = JavaVersion.VERSION_11</text:span></text:p>
                <text:p><text:span text:style-name="T17"/></text:p>
              </text:list-item>
              <text:list-item>
                <text:p><text:span text:style-name="T18">Не прошли тесты((</text:span></text:p>
              </text:list-item>
            </text:list>
          </draw:text-box>
        </draw:frame>
        <presentation:notes draw:style-name="dp2">
          <draw:page-thumbnail draw:style-name="gr3"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Обычный" presentation:presentation-page-layout-name="AL3T1">
        <draw:frame presentation:style-name="pr3" draw:layer="layout" svg:width="25.199cm" svg:height="3.506cm" svg:x="1.4cm" svg:y="0.837cm" presentation:class="title">
          <draw:text-box>
            <text:p>Упал Java-тест с формированием XML</text:p>
          </draw:text-box>
        </draw:frame>
        <draw:frame presentation:style-name="pr5" draw:layer="layout" svg:width="25.199cm" svg:height="12.179cm" svg:x="1.4cm" svg:y="4.914cm" presentation:class="outline">
          <draw:text-box>
            <text:list text:style-name="L2">
              <text:list-item>
                <text:p>Ожидалось</text:p>
                <text:p><text:span text:style-name="T14">&lt;?xml version="1.0" encoding="UTF-8"?&gt;</text:span></text:p>
                <text:p><text:span text:style-name="T14">&lt;root&gt;</text:span></text:p>
                <text:p><text:span text:style-name="T14"><text:s text:c="4"/></text:span><text:span text:style-name="T14">...</text:span></text:p>
                <text:p><text:span text:style-name="T14">&lt;/root&gt;</text:span></text:p>
              </text:list-item>
              <text:list-item>
                <text:p>Получилось</text:p>
                <text:p><text:span text:style-name="T14">&lt;?xml version="1.0" encoding="UTF-8" </text:span><text:span text:style-name="T19">standalone="no"</text:span><text:span text:style-name="T14">?&gt;</text:span></text:p>
                <text:p><text:span text:style-name="T14">&lt;root&gt;</text:span></text:p>
                <text:p><text:span text:style-name="T14"><text:s text:c="4"/></text:span><text:span text:style-name="T14">...</text:span></text:p>
                <text:p><text:span text:style-name="T14">&lt;/root&gt;</text:span></text:p>
              </text:list-item>
            </text:list>
          </draw:text-box>
        </draw:frame>
        <presentation:notes draw:style-name="dp2">
          <draw:page-thumbnail draw:style-name="gr3"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1" draw:master-page-name="Обычный" presentation:presentation-page-layout-name="AL3T1">
        <draw:frame presentation:style-name="pr3" draw:layer="layout" svg:width="25.199cm" svg:height="3.506cm" svg:x="1.4cm" svg:y="0.837cm" presentation:class="title">
          <draw:text-box>
            <text:p>Изменилась реализация XMLEventWriter</text:p>
          </draw:text-box>
        </draw:frame>
        <draw:frame presentation:style-name="pr5" draw:text-style-name="P11" draw:layer="layout" svg:width="25.199cm" svg:height="12.179cm" svg:x="1.4cm" svg:y="4.914cm" presentation:class="outline">
          <draw:text-box>
            <text:list text:style-name="L2">
              <text:list-item>
                <text:p><text:span text:style-name="T9">com.sun.xml.internal.stream.writers.XMLEventWriterImpl</text:span></text:p>
                <text:p><text:span text:style-name="T9"/></text:p>
              </text:list-item>
              <text:list-item>
                <text:p><text:span text:style-name="T9">Не хотелось менять реализацию из-за падающего </text:span><text:span text:style-name="T9">теста =&gt; переписали тест — добавили standalone=no в </text:span><text:span text:style-name="T9">ожидаемые xml</text:span></text:p>
              </text:list-item>
            </text:list>
          </draw:text-box>
        </draw:frame>
        <presentation:notes draw:style-name="dp2">
          <draw:page-thumbnail draw:style-name="gr3" draw:layer="layout" svg:width="14.848cm" svg:height="11.136cm" svg:x="3.075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1" draw:master-page-name="Обычный" presentation:presentation-page-layout-name="AL3T1">
        <draw:frame presentation:style-name="pr3" draw:layer="layout" svg:width="25.199cm" svg:height="3.506cm" svg:x="1.4cm" svg:y="0.837cm" presentation:class="title" presentation:user-transformed="true">
          <draw:text-box>
            <text:p>Упал Groovy-тест с формированием XML</text:p>
          </draw:text-box>
        </draw:frame>
        <draw:frame presentation:style-name="pr5" draw:text-style-name="P24" draw:layer="layout" svg:width="25.199cm" svg:height="12.179cm" svg:x="1.4cm" svg:y="4.914cm" presentation:class="outline">
          <draw:text-box>
            <text:list text:style-name="L2">
              <text:list-item>
                <text:p><text:span text:style-name="T20">Ожидалось</text:span></text:p>
                <text:p><text:span text:style-name="T14">groovy.xml.XmlUtil.serialize(message) == """</text:span></text:p>
                <text:p><text:span text:style-name="T14">&lt;?xml version="1.0" encoding="UTF-8"?&gt;&lt;NCC&gt;</text:span></text:p>
                <text:p><text:span text:style-name="T14"><text:s text:c="2"/></text:span><text:span text:style-name="T14">&lt;Request name="Beer"/&gt;</text:span></text:p>
                <text:p><text:span text:style-name="T14">&lt;/NCC&gt;"""</text:span></text:p>
              </text:list-item>
              <text:list-item>
                <text:p><text:span text:style-name="T20">Получилось</text:span></text:p>
                <text:p><text:span text:style-name="T14">groovy.xml.XmlUtil.serialize(message) == """</text:span></text:p>
                <text:p><text:span text:style-name="T14">&lt;?xml version="1.0" encoding="UTF-8"?&gt;&lt;NCC&gt;</text:span></text:p>
                <text:p><text:span text:style-name="T19">|</text:span></text:p>
                <text:p><text:span text:style-name="T14"><text:s text:c="2"/></text:span><text:span text:style-name="T14">&lt;Request name="Beer"/&gt;</text:span></text:p>
                <text:p><text:span text:style-name="T19">|</text:span></text:p>
                <text:p><text:span text:style-name="T14">&lt;/NCC&gt;"""</text:span></text:p>
              </text:list-item>
            </text:list>
          </draw:text-box>
        </draw:frame>
        <presentation:notes draw:style-name="dp2">
          <draw:page-thumbnail draw:style-name="gr3"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1" draw:master-page-name="Обычный" presentation:presentation-page-layout-name="AL3T1">
        <draw:frame presentation:style-name="pr3" draw:layer="layout" svg:width="25.199cm" svg:height="3.506cm" svg:x="1.4cm" svg:y="0.837cm" presentation:class="title">
          <draw:text-box>
            <text:p>Просто переписали тест</text:p>
          </draw:text-box>
        </draw:frame>
        <draw:frame presentation:style-name="pr5" draw:text-style-name="P25" draw:layer="layout" svg:width="25.199cm" svg:height="12.179cm" svg:x="1.4cm" svg:y="4.914cm" presentation:class="outline" presentation:user-transformed="true">
          <draw:text-box>
            <text:list text:style-name="L2">
              <text:list-header>
                <text:p><text:span text:style-name="T21"/></text:p>
              </text:list-header>
              <text:list-item>
                <text:p><text:span text:style-name="T20">Реализация</text:span></text:p>
                <text:p><text:span text:style-name="T21">Transformer transformer = factory.newTransformer();</text:span></text:p>
                <text:p><text:span text:style-name="T21">transformer.setOutputProperty(OutputKeys.INDENT, "yes");</text:span></text:p>
                <text:p><text:span text:style-name="T21">transformer.setOutputProperty(OutputKeys.METHOD, "xml");</text:span></text:p>
                <text:p><text:span text:style-name="T21">transformer.setOutputProperty(OutputKeys.MEDIA_TYPE, "text/xml");</text:span></text:p>
                <text:p><text:span text:style-name="T21">transformer.transform(source, target);</text:span></text:p>
                <text:p><text:span text:style-name="T20"/></text:p>
              </text:list-item>
              <text:list-item>
                <text:p><text:span text:style-name="T20">Просто добавили новых пустых строк в тесте</text:span></text:p>
              </text:list-item>
            </text:list>
          </draw:text-box>
        </draw:frame>
        <presentation:notes draw:style-name="dp2">
          <draw:page-thumbnail draw:style-name="gr3" draw:layer="layout" svg:width="14.848cm" svg:height="11.136cm" svg:x="3.075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page32" draw:style-name="dp1" draw:master-page-name="Обычный" presentation:presentation-page-layout-name="AL1T32">
        <draw:frame presentation:style-name="pr1" draw:text-style-name="P5" draw:layer="layout" svg:width="25.199cm" svg:height="16.255cm" svg:x="1.4cm" svg:y="0.837cm" presentation:class="subtitle">
          <draw:text-box>
            <text:p>Скомпилировалось и запустилось!</text:p>
            <text:list text:style-name="L1">
              <text:list-header>
                <text:p>Чо, так просто?</text:p>
                <text:p>Осталось добавить модульность и чики-пики</text:p>
              </text:list-header>
            </text:list>
          </draw:text-box>
        </draw:frame>
        <presentation:notes draw:style-name="dp2">
          <draw:page-thumbnail draw:style-name="gr3" draw:layer="layout" svg:width="14.848cm" svg:height="11.136cm" svg:x="3.075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1" draw:master-page-name="Обычный" presentation:presentation-page-layout-name="AL3T1">
        <draw:frame presentation:style-name="pr6" draw:layer="layout" svg:width="25.199cm" svg:height="3.506cm" svg:x="1.4cm" svg:y="0.837cm" presentation:class="title">
          <draw:text-box>
            <text:p>Два вопроса, которые нужно решить</text:p>
          </draw:text-box>
        </draw:frame>
        <draw:frame presentation:style-name="pr5" draw:layer="layout" svg:width="25.199cm" svg:height="12.179cm" svg:x="1.401cm" svg:y="6.8cm" presentation:class="outline" presentation:user-transformed="true">
          <draw:text-box>
            <text:list text:style-name="L2">
              <text:list-item>
                <text:p>Как собрать приложение на Modulepath с помощью Gradle?</text:p>
                <text:p/>
              </text:list-item>
              <text:list-item>
                <text:p>Как запустить приложение на Modulepath в Idea?</text:p>
              </text:list-item>
            </text:list>
          </draw:text-box>
        </draw:frame>
        <presentation:notes draw:style-name="dp2">
          <draw:page-thumbnail draw:style-name="gr3"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1" draw:master-page-name="Обычный" presentation:presentation-page-layout-name="AL3T1">
        <draw:frame presentation:style-name="pr3" draw:layer="layout" svg:width="25.199cm" svg:height="3.506cm" svg:x="1.4cm" svg:y="0.837cm" presentation:class="title">
          <draw:text-box>
            <text:p>Сборка модульного приложения с помощью Gradle</text:p>
          </draw:text-box>
        </draw:frame>
        <draw:frame presentation:style-name="pr5" draw:layer="layout" svg:width="25.199cm" svg:height="12.179cm" svg:x="1.4cm" svg:y="4.914cm" presentation:class="outline">
          <draw:text-box>
            <text:list text:style-name="L2">
              <text:list-item>
                <text:p>Gradle не поддерживает Jigsaw((</text:p>
              </text:list-item>
              <text:list-item>
                <text:p>Есть куча экспермиентальных и сторонних плагинов, но все они делают одно и то же</text:p>
                <text:p><text:span text:style-name="T21">compileJava {</text:span></text:p>
                <text:p><text:span text:style-name="T21"><text:s text:c="8"/></text:span><text:span text:style-name="T21">doFirst {</text:span></text:p>
                <text:p><text:span text:style-name="T21"><text:s text:c="12"/></text:span><text:span text:style-name="T21">options.compilerArgs = [</text:span></text:p>
                <text:p><text:span text:style-name="T21"><text:s text:c="16"/></text:span><text:span text:style-name="T21">'--module-path', classpath.asPath,</text:span></text:p>
                <text:p><text:span text:style-name="T21"><text:s text:c="16"/></text:span><text:span text:style-name="T21">'--add-modules', 'ALL-MODULE-PATH'</text:span></text:p>
                <text:p><text:span text:style-name="T21"><text:s text:c="12"/></text:span><text:span text:style-name="T21">]</text:span></text:p>
                <text:p><text:span text:style-name="T21"><text:s text:c="12"/></text:span><text:span text:style-name="T21">classpath = files()</text:span></text:p>
                <text:p><text:span text:style-name="T21"><text:s text:c="8"/></text:span><text:span text:style-name="T21">}</text:span></text:p>
                <text:p><text:span text:style-name="T21"><text:s text:c="4"/></text:span><text:span text:style-name="T21">}</text:span></text:p>
              </text:list-item>
              <text:list-item>
                <text:p><text:span text:style-name="T22">Ну мы так и сделали, и все сразу же начало </text:span><text:span text:style-name="T22">падать</text:span></text:p>
              </text:list-item>
            </text:list>
          </draw:text-box>
        </draw:frame>
        <presentation:notes draw:style-name="dp2">
          <draw:page-thumbnail draw:style-name="gr3" draw:layer="layout" svg:width="14.848cm" svg:height="11.136cm" svg:x="3.075cm" svg:y="2.257cm" draw:page-number="34" presentation:class="page"/>
          <draw:frame presentation:style-name="pr2" draw:text-style-name="P5" draw:layer="layout" svg:width="16.799cm" svg:height="13.364cm" svg:x="2.1cm" svg:y="14.107cm" presentation:class="notes" presentation:placeholder="true">
            <draw:text-box/>
          </draw:frame>
        </presentation:notes>
      </draw:page>
      <draw:page draw:name="page35" draw:style-name="dp1" draw:master-page-name="Обычный" presentation:presentation-page-layout-name="AL1T32">
        <draw:frame presentation:style-name="pr1" draw:text-style-name="P5" draw:layer="layout" svg:width="25.199cm" svg:height="16.255cm" svg:x="1.4cm" svg:y="0.837cm" presentation:class="subtitle">
          <draw:text-box>
            <text:list text:style-name="L1">
              <text:list-header>
                <text:p>Кажется, что-то пошло не так…</text:p>
              </text:list-header>
            </text:list>
          </draw:text-box>
        </draw:frame>
        <presentation:notes draw:style-name="dp2">
          <draw:page-thumbnail draw:style-name="gr3" draw:layer="layout" svg:width="14.848cm" svg:height="11.136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1" draw:master-page-name="Обычный" presentation:presentation-page-layout-name="AL3T1">
        <draw:frame presentation:style-name="pr6" draw:layer="layout" svg:width="25.199cm" svg:height="3.506cm" svg:x="1.4cm" svg:y="0.837cm" presentation:class="title">
          <draw:text-box>
            <text:p>Осторожно, в зависимостях есть сплит-пакеты!</text:p>
          </draw:text-box>
        </draw:frame>
        <draw:frame presentation:style-name="pr5" draw:layer="layout" svg:width="25.199cm" svg:height="12.179cm" svg:x="1.4cm" svg:y="4.914cm" presentation:class="outline">
          <draw:text-box>
            <text:list text:style-name="L2">
              <text:list-header>
                <text:p text:style-name="P26"/>
                <text:p text:style-name="P26"/>
              </text:list-header>
            </text:list>
          </draw:text-box>
        </draw:frame>
        <draw:frame draw:style-name="gr15" draw:text-style-name="P28" draw:layer="layout" svg:width="27.375cm" svg:height="13.563cm" svg:x="0.625cm" svg:y="5cm">
          <draw:text-box>
            <text:p text:style-name="P27"><text:span text:style-name="T23">&gt; Task :fx:compileJava FAILED</text:span></text:p>
            <text:p text:style-name="P27"><text:span text:style-name="T23">error: module com.sun.istack.runtime reads package org.xml.sax from both java.xml and xml.apis</text:span></text:p>
            <text:p text:style-name="P27"><text:span text:style-name="T23">error: module com.sun.istack.runtime reads package org.w3c.dom from both java.xml and xml.apis</text:span></text:p>
            <text:p text:style-name="P27"><text:span text:style-name="T23">error: module com.sun.istack.runtime reads package javax.xml from both java.xml and xml.apis</text:span></text:p>
            <text:p text:style-name="P27"><text:span text:style-name="T23">error: module com.sun.istack.runtime reads package javax.activation from both java.activation and activation</text:span></text:p>
            <text:p text:style-name="P27"><text:span text:style-name="T23">error: module com.sun.istack.runtime reads package org.apache.commons.logging from both jcl.over.slf4j and spring.jcl</text:span></text:p>
            <text:p text:style-name="P27"><text:span text:style-name="T23">error: module com.sun.istack.runtime reads package javax.annotation from both java.annotation and tomcat.annotations.api</text:span></text:p>
            <text:p text:style-name="P27"><text:span text:style-name="T23">error: module com.sun.istack.runtime reads package org.w3c.dom.html from both xml.apis and xercesImpl</text:span></text:p>
            <text:p text:style-name="P27"><text:span text:style-name="T23">error: module com.sun.istack.runtime reads package org.apache.commons.logging from both jcl.over.slf4j and commons.logging</text:span></text:p>
            <text:p text:style-name="P27"><text:span text:style-name="T23">error: module com.sun.istack.runtime reads package org.apache.commons.logging.impl from both jcl.over.slf4j and commons.logging</text:span></text:p>
            <text:p text:style-name="P27"><text:span text:style-name="T23">error: module com.sun.istack.runtime reads package javax.annotation from both java.annotation and jsr305</text:span></text:p>
            <text:p text:style-name="P27"><text:span text:style-name="T23">error: module java.xml.bind reads package javax.activation from both java.activation and activation</text:span></text:p>
            <text:p text:style-name="P27"><text:span text:style-name="T23">error: module java.xml.bind reads package org.apache.commons.logging from both jcl.over.slf4j and spring.jcl</text:span></text:p>
            <text:p text:style-name="P27"><text:span text:style-name="T23">error: module java.xml.bind reads package javax.annotation from both java.annotation and tomcat.annotations.api</text:span></text:p>
            <text:p text:style-name="P27"><text:span text:style-name="T23">error: module java.xml.bind reads package org.w3c.dom.html from both xml.apis and xercesImpl</text:span></text:p>
            <text:p text:style-name="P27"><text:span text:style-name="T23">error: module java.xml.bind reads package javax.annotation from both java.annotation and jsr305</text:span></text:p>
            <text:p text:style-name="P27"><text:span text:style-name="T23">error: module java.xml.bind reads package javax.xml from both xml.apis and java.xml</text:span></text:p>
            <text:p text:style-name="P27"><text:span text:style-name="T23">error: module java.xml.bind reads package org.w3c.dom from both xml.apis and java.xml</text:span></text:p>
            <text:p text:style-name="P27"><text:span text:style-name="T23">error: module java.xml.bind reads package org.xml.sax from both xml.apis and java.xml</text:span></text:p>
            <text:p text:style-name="P27"><text:span text:style-name="T23">error: module org.jvnet.staxex reads package org.apache.commons.logging from both jcl.over.slf4j and spring.jcl</text:span></text:p>
            <text:p text:style-name="P27"><text:span text:style-name="T23">error: module org.jvnet.staxex reads package javax.annotation from both java.annotation and tomcat.annotations.api</text:span></text:p>
            <text:p text:style-name="P27"><text:span text:style-name="T23">error: module org.jvnet.staxex reads package org.w3c.dom.html from both xml.apis and xercesImpl</text:span></text:p>
            <text:p text:style-name="P27"><text:span text:style-name="T23">error: module org.jvnet.staxex reads package javax.xml from both xml.apis and java.xml</text:span></text:p>
            <text:p text:style-name="P27"><text:span text:style-name="T23">error: module org.jvnet.staxex reads package org.w3c.dom from both xml.apis and java.xml</text:span></text:p>
            <text:p text:style-name="P27"><text:span text:style-name="T23">error: module org.jvnet.staxex reads package org.xml.sax from both xml.apis and java.xml</text:span></text:p>
            <text:p text:style-name="P27"><text:span text:style-name="T23">error: module org.jvnet.staxex reads package org.apache.commons.logging from both jcl.over.slf4j and commons.logging</text:span></text:p>
          </draw:text-box>
        </draw:frame>
        <presentation:notes draw:style-name="dp2">
          <draw:page-thumbnail draw:style-name="gr3" draw:layer="layout" svg:width="14.848cm" svg:height="11.136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draw:page draw:name="page37" draw:style-name="dp1" draw:master-page-name="Обычный" presentation:presentation-page-layout-name="AL3T1">
        <draw:frame presentation:style-name="pr3" draw:layer="layout" svg:width="25.199cm" svg:height="3.506cm" svg:x="1.4cm" svg:y="0.837cm" presentation:class="title">
          <draw:text-box>
            <text:p>И что с ними делать?</text:p>
          </draw:text-box>
        </draw:frame>
        <draw:frame presentation:style-name="pr5" draw:layer="layout" svg:width="25.199cm" svg:height="12.179cm" svg:x="1.4cm" svg:y="4.914cm" presentation:class="outline">
          <draw:text-box>
            <text:list text:style-name="L2">
              <text:list-item>
                <text:p>Исключать из зависимостей</text:p>
                <text:p/>
              </text:list-item>
            </text:list>
          </draw:text-box>
        </draw:frame>
        <draw:frame draw:style-name="gr16" draw:text-style-name="P30" draw:layer="layout" svg:width="27.172cm" svg:height="10.412cm" svg:x="0.628cm" svg:y="7.788cm">
          <draw:text-box>
            <text:p text:style-name="P29"><text:span text:style-name="T24">compile("org.springframework.boot", "spring-boot-starter-websocket") {</text:span></text:p>
            <text:p text:style-name="P29"><text:span text:style-name="T24"><text:tab/></text:span><text:span text:style-name="T24">exclude("javax.annotation", "javax.annotation-api")</text:span></text:p>
            <text:p text:style-name="P29"><text:span text:style-name="T24">}</text:span></text:p>
            <text:p text:style-name="P29"><text:span text:style-name="T24"/></text:p>
            <text:p text:style-name="P29"><text:span text:style-name="T24">compile("xalan", "xalan") {</text:span></text:p>
            <text:p text:style-name="P29"><text:span text:style-name="T24"><text:s text:c="8"/></text:span><text:span text:style-name="T24">exclude("xml-apis", "xml-apis")</text:span></text:p>
            <text:p text:style-name="P29"><text:span text:style-name="T24">}</text:span></text:p>
            <text:p text:style-name="P29"><text:span text:style-name="T24"/></text:p>
            <text:p text:style-name="P29"><text:span text:style-name="T24">compile("com.github.spotbugs", "spotbugs-annotations") {</text:span></text:p>
            <text:p text:style-name="P29"><text:span text:style-name="T24"><text:s text:c="8"/></text:span><text:span text:style-name="T24">exclude("com.google.code.findbugs", "jsr305")</text:span></text:p>
            <text:p text:style-name="P29"><text:span text:style-name="T24">}</text:span></text:p>
            <text:p text:style-name="P29"><text:span text:style-name="T24"/></text:p>
            <text:p text:style-name="P29"><text:span text:style-name="T24">compile("org.springframework.boot", "spring-boot-starter-test") {</text:span></text:p>
            <text:p text:style-name="P29"><text:span text:style-name="T24"><text:s text:c="8"/></text:span><text:span text:style-name="T24">exclude("org.hamcrest", "hamcrest-library")</text:span></text:p>
            <text:p text:style-name="P29"><text:span text:style-name="T24"><text:s text:c="8"/></text:span><text:span text:style-name="T24">exclude("org.hamcrest", "hamcrest-core")</text:span></text:p>
            <text:p text:style-name="P29"><text:span text:style-name="T24">}</text:span></text:p>
          </draw:text-box>
        </draw:frame>
        <presentation:notes draw:style-name="dp2">
          <draw:page-thumbnail draw:style-name="gr3" draw:layer="layout" svg:width="14.848cm" svg:height="11.136cm" svg:x="3.075cm" svg:y="2.257cm" draw:page-number="37" presentation:class="page"/>
          <draw:frame presentation:style-name="pr2" draw:text-style-name="P5" draw:layer="layout" svg:width="16.799cm" svg:height="13.364cm" svg:x="2.1cm" svg:y="14.107cm" presentation:class="notes" presentation:placeholder="true">
            <draw:text-box/>
          </draw:frame>
        </presentation:notes>
      </draw:page>
      <draw:page draw:name="page38" draw:style-name="dp1" draw:master-page-name="Обычный" presentation:presentation-page-layout-name="AL3T1">
        <draw:frame presentation:style-name="pr6" draw:layer="layout" svg:width="25.199cm" svg:height="3.506cm" svg:x="1.4cm" svg:y="0.837cm" presentation:class="title">
          <draw:text-box>
            <text:p>А если нужны разные классы из одного сплит-пакета?</text:p>
          </draw:text-box>
        </draw:frame>
        <draw:frame presentation:style-name="pr5" draw:layer="layout" svg:width="25.199cm" svg:height="12.179cm" svg:x="1.4cm" svg:y="4.914cm" presentation:class="outline">
          <draw:text-box>
            <text:list text:style-name="L2">
              <text:list-item>
                <text:p>Ну давайте их схлопнем в один</text:p>
              </text:list-item>
              <text:list-item>
                <text:p>Даже есть такой плагин</text:p>
                <text:p><text:span text:style-name="T25"/></text:p>
                <text:p><text:span text:style-name="T25">build.gradle</text:span></text:p>
                <text:p><text:span text:style-name="T14">plugins {</text:span></text:p>
                <text:p><text:span text:style-name="T14"><text:s text:c="4"/></text:span><text:span text:style-name="T14">...</text:span></text:p>
                <text:p><text:span text:style-name="T14"><text:s text:c="4"/></text:span><text:span text:style-name="T14">id 'com.github.johnrengelman.shadow' version '4.0.3'</text:span></text:p>
                <text:p><text:span text:style-name="T14">}</text:span></text:p>
                <text:p><text:span text:style-name="T14"/></text:p>
                <text:p><text:span text:style-name="T14">project(':hamcrest-shadow') {</text:span></text:p>
                <text:p><text:span text:style-name="T14"><text:s text:c="4"/></text:span><text:span text:style-name="T14">dependencies {</text:span></text:p>
                <text:p><text:span text:style-name="T14"><text:s text:c="8"/></text:span><text:span text:style-name="T14">implementation group: 'org.hamcrest', name: </text:span><text:span text:style-name="T14">'hamcrest-library', version: '1.3'</text:span></text:p>
                <text:p><text:span text:style-name="T14"><text:s text:c="8"/></text:span><text:span text:style-name="T14">implementation group: 'org.hamcrest', name: </text:span><text:span text:style-name="T14">'hamcrest-core', version: '1.3'</text:span></text:p>
                <text:p><text:span text:style-name="T14"><text:s text:c="4"/></text:span><text:span text:style-name="T14">}</text:span></text:p>
                <text:p><text:span text:style-name="T14">}</text:span></text:p>
                <text:p><text:span text:style-name="T14"/></text:p>
                <text:p><text:span text:style-name="T25">settings.gradle</text:span></text:p>
                <text:p><text:span text:style-name="T14">include("hamcrest-shadow")</text:span></text:p>
              </text:list-item>
            </text:list>
          </draw:text-box>
        </draw:frame>
        <presentation:notes draw:style-name="dp2">
          <draw:page-thumbnail draw:style-name="gr3" draw:layer="layout" svg:width="14.848cm" svg:height="11.136cm" svg:x="3.075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1" draw:master-page-name="Обычный" presentation:presentation-page-layout-name="AL1T32">
        <draw:frame presentation:style-name="pr1" draw:text-style-name="P5" draw:layer="layout" svg:width="25.199cm" svg:height="16.255cm" svg:x="1.4cm" svg:y="0.837cm" presentation:class="subtitle">
          <draw:text-box>
            <text:p>Жесть, не так ли?</text:p>
          </draw:text-box>
        </draw:frame>
        <presentation:notes draw:style-name="dp2">
          <draw:page-thumbnail draw:style-name="gr3" draw:layer="layout" svg:width="14.848cm" svg:height="11.136cm" svg:x="3.075cm" svg:y="2.257cm" draw:page-number="39" presentation:class="page"/>
          <draw:frame presentation:style-name="pr2" draw:text-style-name="P5" draw:layer="layout" svg:width="16.799cm" svg:height="13.364cm" svg:x="2.1cm" svg:y="14.107cm" presentation:class="notes" presentation:placeholder="true">
            <draw:text-box/>
          </draw:frame>
        </presentation:notes>
      </draw:page>
      <draw:page draw:name="page40" draw:style-name="dp1" draw:master-page-name="Обычный" presentation:presentation-page-layout-name="AL3T1">
        <draw:frame presentation:style-name="pr3" draw:layer="layout" svg:width="25.199cm" svg:height="3.506cm" svg:x="1.4cm" svg:y="0.837cm" presentation:class="title">
          <draw:text-box>
            <text:p>Naumen PMS</text:p>
          </draw:text-box>
        </draw:frame>
        <draw:frame presentation:style-name="pr5" draw:layer="layout" svg:width="25.199cm" svg:height="12.179cm" svg:x="1.4cm" svg:y="4.914cm" presentation:class="outline" presentation:user-transformed="true">
          <draw:text-box>
            <text:list text:style-name="L2">
              <text:list-item>
                <text:p>Выросло из бандлов OSGi</text:p>
              </text:list-item>
              <text:list-item>
                <text:p>Модульное приложение</text:p>
              </text:list-item>
              <text:list-item>
                <text:p>Около 60 модулей!</text:p>
                <text:p/>
              </text:list-item>
              <text:list-item>
                <text:p>И тоже есть сплит-пакеты! И чо щас делать?</text:p>
              </text:list-item>
            </text:list>
          </draw:text-box>
        </draw:frame>
        <presentation:notes draw:style-name="dp2">
          <draw:page-thumbnail draw:style-name="gr3" draw:layer="layout" svg:width="14.848cm" svg:height="11.136cm" svg:x="3.075cm" svg:y="2.257cm" draw:page-number="40" presentation:class="page"/>
          <draw:frame presentation:style-name="pr2" draw:text-style-name="P21" draw:layer="layout" svg:width="16.799cm" svg:height="13.364cm" svg:x="2.1cm" svg:y="14.107cm" presentation:class="notes" presentation:placeholder="true">
            <draw:text-box/>
          </draw:frame>
        </presentation:notes>
      </draw:page>
      <draw:page draw:name="page41" draw:style-name="dp1" draw:master-page-name="Обычный" presentation:presentation-page-layout-name="AL3T1">
        <draw:frame presentation:style-name="pr6" draw:layer="layout" svg:width="25.199cm" svg:height="3.506cm" svg:x="1.4cm" svg:y="0.837cm" presentation:class="title">
          <draw:text-box>
            <text:p>fx vs. fxlib</text:p>
          </draw:text-box>
        </draw:frame>
        <draw:frame presentation:style-name="pr5" draw:layer="layout" svg:width="25.199cm" svg:height="12.179cm" svg:x="1.4cm" svg:y="4.914cm" presentation:class="outline">
          <draw:text-box>
            <text:list text:style-name="L2">
              <text:list-item>
                <text:p>fxlib отпачковался от fx, чтобы вынести основную функциональность</text:p>
              </text:list-item>
              <text:list-item>
                <text:p>в fx и fxlib есть пакет ru.naumen.fx.util</text:p>
              </text:list-item>
              <text:list-item>
                <text:p>нельзя просто так взять и перенести ru.naumen.fx.util в fx или fxlib, потому что в нем лежит SPI! А это публичный интерфейс(</text:p>
              </text:list-item>
            </text:list>
          </draw:text-box>
        </draw:frame>
        <presentation:notes draw:style-name="dp2">
          <draw:page-thumbnail draw:style-name="gr3" draw:layer="layout" svg:width="14.848cm" svg:height="11.136cm" svg:x="3.075cm" svg:y="2.257cm" draw:page-number="41" presentation:class="page"/>
          <draw:frame presentation:style-name="pr2" draw:text-style-name="P5" draw:layer="layout" svg:width="16.799cm" svg:height="13.364cm" svg:x="2.1cm" svg:y="14.107cm" presentation:class="notes" presentation:placeholder="true">
            <draw:text-box/>
          </draw:frame>
        </presentation:notes>
      </draw:page>
      <draw:page draw:name="page42" draw:style-name="dp1" draw:master-page-name="Обычный" presentation:presentation-page-layout-name="AL3T1">
        <draw:frame presentation:style-name="pr3" draw:layer="layout" svg:width="25.199cm" svg:height="3.506cm" svg:x="1.4cm" svg:y="0.837cm" presentation:class="title">
          <draw:text-box>
            <text:p>Ну предположим, мы все-таки собрали приложение</text:p>
          </draw:text-box>
        </draw:frame>
        <draw:frame presentation:style-name="pr5" draw:layer="layout" svg:width="25.199cm" svg:height="12.179cm" svg:x="1.4cm" svg:y="4.914cm" presentation:class="outline">
          <draw:text-box>
            <text:list text:style-name="L2">
              <text:list-item>
                <text:p>Как его запустить в Idea?</text:p>
                <text:p/>
              </text:list-item>
              <text:list-item>
                <text:p>Элементарно, Ватсон! Idea использует эвристику, что если хотя бы один модуль приложения имеет module-info.java, то все поднимает на Modulepath</text:p>
                <text:p/>
              </text:list-item>
              <text:list-item>
                <text:p>Да как так то?</text:p>
              </text:list-item>
            </text:list>
          </draw:text-box>
        </draw:frame>
        <presentation:notes draw:style-name="dp2">
          <draw:page-thumbnail draw:style-name="gr3" draw:layer="layout" svg:width="14.848cm" svg:height="11.136cm" svg:x="3.075cm" svg:y="2.257cm" draw:page-number="42" presentation:class="page"/>
          <draw:frame presentation:style-name="pr2" draw:text-style-name="P5" draw:layer="layout" svg:width="16.799cm" svg:height="13.364cm" svg:x="2.1cm" svg:y="14.107cm" presentation:class="notes" presentation:placeholder="true">
            <draw:text-box/>
          </draw:frame>
        </presentation:notes>
      </draw:page>
      <draw:page draw:name="page43" draw:style-name="dp1" draw:master-page-name="Обычный" presentation:presentation-page-layout-name="AL3T1">
        <draw:frame presentation:style-name="pr3" draw:layer="layout" svg:width="25.199cm" svg:height="3.506cm" svg:x="1.4cm" svg:y="0.837cm" presentation:class="title">
          <draw:text-box>
            <text:p>А еще у нас SpringBoot, и запускаем мы Main-класс </text:p>
          </draw:text-box>
        </draw:frame>
        <draw:frame presentation:style-name="pr5" draw:text-style-name="P31" draw:layer="layout" svg:width="25.199cm" svg:height="12.179cm" svg:x="1.4cm" svg:y="4.914cm" presentation:class="outline" presentation:user-transformed="true">
          <draw:text-box>
            <text:list text:style-name="L2">
              <text:list-item>
                <text:p text:style-name="P31"><text:span text:style-name="T26">Main-класс</text:span></text:p>
                <text:p text:style-name="P31"><text:span text:style-name="T27">public class FxWebApplication {</text:span></text:p>
                <text:p text:style-name="P31"><text:span text:style-name="T27"><text:s text:c="4"/></text:span><text:span text:style-name="T27">public static void main(String[] args) throws Exception {</text:span></text:p>
                <text:p text:style-name="P31"><text:span text:style-name="T27"><text:s text:c="8"/></text:span><text:span text:style-name="T27">SpringApplication app = new SpringApplication(FxWebApplication.class);</text:span></text:p>
                <text:p text:style-name="P31"><text:span text:style-name="T27"><text:s text:c="8"/></text:span><text:span text:style-name="T27">app.run(args);</text:span></text:p>
                <text:p text:style-name="P31"><text:span text:style-name="T27"><text:s text:c="4"/></text:span><text:span text:style-name="T27">}</text:span></text:p>
                <text:p text:style-name="P31"><text:span text:style-name="T27">}</text:span></text:p>
              </text:list-item>
              <text:list-item>
                <text:p text:style-name="P31"><text:span text:style-name="T26">Строка запуска</text:span></text:p>
                <text:p text:style-name="P31"><text:span text:style-name="T27">/home/vtarasov/work/java/jdk11/bin/java &lt;keys&gt; -m </text:span><text:span text:style-name="T28">/path/to/project/starter.web/out/production/classes</text:span><text:span text:style-name="T27">:</text:span><text:span text:style-name="T28">/path/to/project/starter.web/o</text:span><text:span text:style-name="T28">ut/production/resources</text:span><text:span text:style-name="T27">:&lt;dependencies&gt; ru.naumen.fx.FxWebApplication</text:span></text:p>
              </text:list-item>
              <text:list-item>
                <text:p text:style-name="P31"><text:span text:style-name="T26">Скомпилированные классы и ресурсы — это два разных модуля! </text:span><text:span text:style-name="T26">Причем resources — автомодуль, ресурсы из которого никак не </text:span><text:span text:style-name="T26">прочитать(</text:span></text:p>
              </text:list-item>
            </text:list>
          </draw:text-box>
        </draw:frame>
        <presentation:notes draw:style-name="dp2">
          <draw:page-thumbnail draw:style-name="gr3" draw:layer="layout" svg:width="14.848cm" svg:height="11.136cm" svg:x="3.075cm" svg:y="2.257cm" draw:page-number="43" presentation:class="page"/>
          <draw:frame presentation:style-name="pr2" draw:text-style-name="P5" draw:layer="layout" svg:width="16.799cm" svg:height="13.364cm" svg:x="2.1cm" svg:y="14.107cm" presentation:class="notes" presentation:placeholder="true">
            <draw:text-box/>
          </draw:frame>
        </presentation:notes>
      </draw:page>
      <draw:page draw:name="page44" draw:style-name="dp1" draw:master-page-name="Обычный" presentation:presentation-page-layout-name="AL1T32">
        <draw:frame presentation:style-name="pr1" draw:text-style-name="P5" draw:layer="layout" svg:width="25.199cm" svg:height="16.255cm" svg:x="1.4cm" svg:y="0.837cm" presentation:class="subtitle">
          <draw:text-box>
            <text:list text:style-name="L1">
              <text:list-header>
                <text:p>Я устал — я ухожу</text:p>
              </text:list-header>
            </text:list>
          </draw:text-box>
        </draw:frame>
        <presentation:notes draw:style-name="dp2">
          <draw:page-thumbnail draw:style-name="gr3" draw:layer="layout" svg:width="14.848cm" svg:height="11.136cm" svg:x="3.075cm" svg:y="2.257cm" draw:page-number="44" presentation:class="page"/>
          <draw:frame presentation:style-name="pr2" draw:text-style-name="P5" draw:layer="layout" svg:width="16.799cm" svg:height="13.364cm" svg:x="2.1cm" svg:y="14.107cm" presentation:class="notes" presentation:placeholder="true">
            <draw:text-box/>
          </draw:frame>
        </presentation:notes>
      </draw:page>
      <draw:page draw:name="page45" draw:style-name="dp1" draw:master-page-name="Обычный" presentation:presentation-page-layout-name="AL3T1">
        <draw:frame presentation:style-name="pr3" draw:layer="layout" svg:width="25.199cm" svg:height="3.506cm" svg:x="1.4cm" svg:y="0.837cm" presentation:class="title">
          <draw:text-box>
            <text:p>Выводы</text:p>
          </draw:text-box>
        </draw:frame>
        <draw:frame presentation:style-name="pr5" draw:layer="layout" svg:width="25.199cm" svg:height="12.179cm" svg:x="1.4cm" svg:y="4.914cm" presentation:class="outline">
          <draw:text-box>
            <text:list text:style-name="L2">
              <text:list-item>
                <text:p>Оставаться на Oracle JDK 8 нет никакого смысла, если нет коммерческой поддержки</text:p>
              </text:list-item>
              <text:list-item>
                <text:p>Перейти на OpenJDK 8 очень просто — достаточно заменить Oracle JDK на OpenJDK</text:p>
              </text:list-item>
              <text:list-item>
                <text:p>Чтобы получать все новые фичи языка и JVM лучше сразу переходить на LTS-версию</text:p>
              </text:list-item>
              <text:list-item>
                <text:p>Переход на OpenJDK 11 не сложный — достаточно решить проблемы с выпиленными модулями Java EE и CLDR по умолчанию</text:p>
              </text:list-item>
              <text:list-item>
                <text:p>В принципе, этого вполне достаточно, чтобы быть в тренде!</text:p>
              </text:list-item>
            </text:list>
          </draw:text-box>
        </draw:frame>
        <presentation:notes draw:style-name="dp2">
          <draw:page-thumbnail draw:style-name="gr3" draw:layer="layout" svg:width="14.848cm" svg:height="11.136cm" svg:x="3.075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1" draw:master-page-name="Обычный" presentation:presentation-page-layout-name="AL3T1">
        <draw:frame presentation:style-name="pr3" draw:layer="layout" svg:width="25.199cm" svg:height="3.506cm" svg:x="1.4cm" svg:y="0.837cm" presentation:class="title">
          <draw:text-box>
            <text:p>Выводы</text:p>
          </draw:text-box>
        </draw:frame>
        <draw:frame presentation:style-name="pr5" draw:layer="layout" svg:width="25.199cm" svg:height="12.179cm" svg:x="1.4cm" svg:y="4.914cm" presentation:class="outline">
          <draw:text-box>
            <text:list text:style-name="L2">
              <text:list-item>
                <text:p>Использовать модули Jigsaw в большом legacy-проекте очень не просто</text:p>
              </text:list-item>
              <text:list-item>
                <text:p>Нет хорошей поддержки со стороны сторонних библиотек</text:p>
              </text:list-item>
              <text:list-item>
                <text:p>Нет хорошей поддержки со стороны Gradle</text:p>
              </text:list-item>
              <text:list-item>
                <text:p>Нет хорошей поддержки со стороны Idea</text:p>
              </text:list-item>
              <text:list-item>
                <text:p>Остается ждать лучших времен, когда сообщество будет готово...</text:p>
              </text:list-item>
            </text:list>
          </draw:text-box>
        </draw:frame>
        <presentation:notes draw:style-name="dp2">
          <draw:page-thumbnail draw:style-name="gr3" draw:layer="layout" svg:width="14.848cm" svg:height="11.136cm" svg:x="3.075cm" svg:y="2.257cm" draw:page-number="46" presentation:class="page"/>
          <draw:frame presentation:style-name="pr2" draw:text-style-name="P5" draw:layer="layout" svg:width="16.799cm" svg:height="13.364cm" svg:x="2.1cm" svg:y="14.107cm" presentation:class="notes" presentation:placeholder="true">
            <draw:text-box/>
          </draw:frame>
        </presentation:notes>
      </draw:page>
      <draw:page draw:name="page47" draw:style-name="dp1" draw:master-page-name="Обычный" presentation:presentation-page-layout-name="AL1T32">
        <draw:frame presentation:style-name="pr1" draw:text-style-name="P5" draw:layer="layout" svg:width="25.199cm" svg:height="16.255cm" svg:x="1.4cm" svg:y="0.837cm">
          <draw:text-box>
            <text:p>Спасибо за внимание</text:p>
          </draw:text-box>
        </draw:frame>
        <presentation:notes draw:style-name="dp2">
          <draw:page-thumbnail draw:style-name="gr3" draw:layer="layout" svg:width="14.848cm" svg:height="11.136cm" svg:x="3.075cm" svg:y="2.257cm" draw:page-number="47"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FreeMono2" svg:font-family="FreeMono" style:font-family-generic="swiss" style:font-pitch="fixed"/>
    <style:font-face style:name="Liberation Sans4" svg:font-family="'Liberation Sans'" style:font-family-generic="swiss" style:font-pitch="fixed"/>
    <style:font-face style:name="Liberation Sans2" svg:font-family="'Liberation Sans'" style:font-pitch="variable"/>
    <style:font-face style:name="URW Chancery L" svg:font-family="'URW Chancery L'" style:font-pitch="variable"/>
    <style:font-face style:name="FreeMono" svg:font-family="Free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7T12:44:39.215748109</meta:creation-date>
    <meta:generator>LibreOffice/5.1.6.2$Linux_X86_64 LibreOffice_project/10m0$Build-2</meta:generator>
    <dc:date>2019-04-08T00:08:47.925845197</dc:date>
    <meta:editing-duration>PT10H59M32S</meta:editing-duration>
    <meta:editing-cycles>476</meta:editing-cycles>
    <meta:document-statistic meta:object-count="262"/>
  </office:meta>
</office:document-meta>
</file>